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75cm" fo:margin-left="1.251cm" table:align="left"/>
    </style:style>
    <style:style style:name="Tabela1.A" style:family="table-column">
      <style:table-column-properties style:column-width="5.241cm"/>
    </style:style>
    <style:style style:name="Tabela1.B" style:family="table-column">
      <style:table-column-properties style:column-width="5.179cm"/>
    </style:style>
    <style:style style:name="Tabela1.C" style:family="table-column">
      <style:table-column-properties style:column-width="5.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5.75cm" fo:margin-left="1.251cm" table:align="left"/>
    </style:style>
    <style:style style:name="Tabela2.A" style:family="table-column">
      <style:table-column-properties style:column-width="10.202cm"/>
    </style:style>
    <style:style style:name="Tabela2.B" style:family="table-column">
      <style:table-column-properties style:column-width="5.547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5.75cm" fo:margin-left="1.251cm" table:align="left"/>
    </style:style>
    <style:style style:name="Tabela3.A" style:family="table-column">
      <style:table-column-properties style:column-width="3.073cm"/>
    </style:style>
    <style:style style:name="Tabela3.B" style:family="table-column">
      <style:table-column-properties style:column-width="5.706cm"/>
    </style:style>
    <style:style style:name="Tabela3.C" style:family="table-column">
      <style:table-column-properties style:column-width="6.971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5.75cm" fo:margin-left="1.251cm" table:align="left"/>
    </style:style>
    <style:style style:name="Tabela4.A" style:family="table-column">
      <style:table-column-properties style:column-width="5.891cm"/>
    </style:style>
    <style:style style:name="Tabela4.B" style:family="table-column">
      <style:table-column-properties style:column-width="9.858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15.75cm" fo:margin-left="1.251cm" table:align="left"/>
    </style:style>
    <style:style style:name="Tabela5.A" style:family="table-column">
      <style:table-column-properties style:column-width="8.278cm"/>
    </style:style>
    <style:style style:name="Tabela5.B" style:family="table-column">
      <style:table-column-properties style:column-width="7.472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5.75cm" fo:margin-left="1.251cm" table:align="left"/>
    </style:style>
    <style:style style:name="Tabela6.A" style:family="table-column">
      <style:table-column-properties style:column-width="4.86cm"/>
    </style:style>
    <style:style style:name="Tabela6.B" style:family="table-column">
      <style:table-column-properties style:column-width="10.89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5.75cm" fo:margin-left="1.251cm" table:align="left"/>
    </style:style>
    <style:style style:name="Tabela7.A" style:family="table-column">
      <style:table-column-properties style:column-width="6.064cm"/>
    </style:style>
    <style:style style:name="Tabela7.B" style:family="table-column">
      <style:table-column-properties style:column-width="2.773cm"/>
    </style:style>
    <style:style style:name="Tabela7.C" style:family="table-column">
      <style:table-column-properties style:column-width="6.913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3.589cm" fo:margin-left="1.251cm" table:align="left"/>
    </style:style>
    <style:style style:name="Tabela8.A" style:family="table-column">
      <style:table-column-properties style:column-width="4.983cm"/>
    </style:style>
    <style:style style:name="Tabela8.B" style:family="table-column">
      <style:table-column-properties style:column-width="8.606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14.265cm" fo:margin-left="1.251cm" table:align="left"/>
    </style:style>
    <style:style style:name="Tabela9.A" style:family="table-column">
      <style:table-column-properties style:column-width="5.258cm"/>
    </style:style>
    <style:style style:name="Tabela9.B" style:family="table-column">
      <style:table-column-properties style:column-width="9.006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1.887cm" fo:margin-left="1.251cm" table:align="left"/>
    </style:style>
    <style:style style:name="Tabela10.A" style:family="table-column">
      <style:table-column-properties style:column-width="3.949cm"/>
    </style:style>
    <style:style style:name="Tabela10.B" style:family="table-column">
      <style:table-column-properties style:column-width="7.938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13.367cm" fo:margin-left="1.251cm" table:align="left"/>
    </style:style>
    <style:style style:name="Tabela11.A" style:family="table-column">
      <style:table-column-properties style:column-width="4.953cm"/>
    </style:style>
    <style:style style:name="Tabela11.B" style:family="table-column">
      <style:table-column-properties style:column-width="8.414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1.065cm" fo:margin-left="1.251cm" table:align="left"/>
    </style:style>
    <style:style style:name="Tabela12.A" style:family="table-column">
      <style:table-column-properties style:column-width="4.173cm"/>
    </style:style>
    <style:style style:name="Tabela12.B" style:family="table-column">
      <style:table-column-properties style:column-width="6.892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5.75cm" fo:margin-left="1.251cm" table:align="left"/>
    </style:style>
    <style:style style:name="Tabela13.A" style:family="table-column">
      <style:table-column-properties style:column-width="3.568cm"/>
    </style:style>
    <style:style style:name="Tabela13.B" style:family="table-column">
      <style:table-column-properties style:column-width="4.766cm"/>
    </style:style>
    <style:style style:name="Tabela13.C" style:family="table-column">
      <style:table-column-properties style:column-width="7.415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15.75cm" fo:margin-left="1.251cm" table:align="left"/>
    </style:style>
    <style:style style:name="Tabela14.A" style:family="table-column">
      <style:table-column-properties style:column-width="3.47cm"/>
    </style:style>
    <style:style style:name="Tabela14.B" style:family="table-column">
      <style:table-column-properties style:column-width="3.514cm"/>
    </style:style>
    <style:style style:name="Tabela14.C" style:family="table-column">
      <style:table-column-properties style:column-width="8.767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15.333cm" fo:margin-left="1.251cm" table:align="left"/>
    </style:style>
    <style:style style:name="Tabela15.A" style:family="table-column">
      <style:table-column-properties style:column-width="2.835cm"/>
    </style:style>
    <style:style style:name="Tabela15.B" style:family="table-column">
      <style:table-column-properties style:column-width="6.802cm"/>
    </style:style>
    <style:style style:name="Tabela15.C" style:family="table-column">
      <style:table-column-properties style:column-width="5.697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4.923cm" fo:margin-left="1.251cm" table:align="left"/>
    </style:style>
    <style:style style:name="Tabela16.A" style:family="table-column">
      <style:table-column-properties style:column-width="4.904cm"/>
    </style:style>
    <style:style style:name="Tabela16.B" style:family="table-column">
      <style:table-column-properties style:column-width="3.092cm"/>
    </style:style>
    <style:style style:name="Tabela16.C" style:family="table-column">
      <style:table-column-properties style:column-width="3.44cm"/>
    </style:style>
    <style:style style:name="Tabela16.D" style:family="table-column">
      <style:table-column-properties style:column-width="3.487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12.167cm" fo:margin-left="1.251cm" table:align="left"/>
    </style:style>
    <style:style style:name="Tabela17.A" style:family="table-column">
      <style:table-column-properties style:column-width="4.794cm"/>
    </style:style>
    <style:style style:name="Tabela17.B" style:family="table-column">
      <style:table-column-properties style:column-width="3.886cm"/>
    </style:style>
    <style:style style:name="Tabela17.C" style:family="table-column">
      <style:table-column-properties style:column-width="3.487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15.75cm" fo:margin-left="1.251cm" table:align="left"/>
    </style:style>
    <style:style style:name="Tabela18.A" style:family="table-column">
      <style:table-column-properties style:column-width="3.593cm"/>
    </style:style>
    <style:style style:name="Tabela18.B" style:family="table-column">
      <style:table-column-properties style:column-width="4.232cm"/>
    </style:style>
    <style:style style:name="Tabela18.C" style:family="table-column">
      <style:table-column-properties style:column-width="3.866cm"/>
    </style:style>
    <style:style style:name="Tabela18.D" style:family="table-column">
      <style:table-column-properties style:column-width="4.059cm"/>
    </style:style>
    <style:style style:name="Tabela18.A1" style:family="table-cell">
      <style:table-cell-properties style:vertical-align="middle" fo:padding="0.049cm" fo:border="none"/>
    </style:style>
    <style:style style:name="P1" style:family="paragraph" style:parent-style-name="Heading_20_1" style:list-style-name="L1">
      <style:paragraph-properties fo:margin-left="0cm" fo:margin-right="0cm" fo:text-indent="0cm" style:auto-text-indent="false" style:writing-mode="lr-tb"/>
    </style:style>
    <style:style style:name="P2" style:family="paragraph" style:parent-style-name="Horizontal_20_Line" style:list-style-name="L1">
      <style:paragraph-properties style:writing-mode="lr-tb"/>
    </style:style>
    <style:style style:name="P3" style:family="paragraph" style:parent-style-name="Heading_20_2" style:list-style-name="L1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Quotations" style:list-style-name="L1">
      <style:paragraph-properties fo:margin-left="1cm" fo:margin-right="1cm" fo:text-indent="0cm" style:auto-text-indent="false" style:writing-mode="lr-tb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Heading_20_3" style:list-style-name="L1">
      <style:paragraph-properties fo:margin-left="0cm" fo:margin-right="0cm" fo:text-indent="0cm" style:auto-text-indent="false" style:writing-mode="lr-tb"/>
    </style:style>
    <style:style style:name="P10" style:family="paragraph" style:parent-style-name="Text_20_body" style:list-style-name="L1">
      <style:paragraph-properties fo:margin-left="0cm" fo:margin-right="0cm" fo:text-indent="0cm" style:auto-text-indent="false" style:writing-mode="lr-tb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text-indent="0cm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h text:style-name="P1" text:outline-level="1">🕸️ TEIA ESTRUTURAL DE MONITORAMENTO — MINI DÓLAR (WDO/DOL) B3</text:h>
          <text:p text:style-name="P2"/>
          <text:list>
            <text:list-header>
              <text:h text:style-name="P3" text:outline-level="2">🏗️ ARQUITETURA GERAL: 4 CAMADAS CONCÊNTRICAS</text:h>
            </text:list-header>
          </text:list>
          <text:p text:style-name="P4">text</text:p>
          <text:p text:style-name="P5"><text:span text:style-name="Source_20_Text"><text:s text:c="24"/>╔══════════════════════════════════════╗</text:span></text:p>
          <text:p text:style-name="P5"><text:span text:style-name="Source_20_Text"><text:s text:c="24"/>║ <text:s text:c="4"/>CAMADA 4 — MACRO GLOBAL <text:s text:c="9"/>║</text:span></text:p>
          <text:p text:style-name="P5"><text:span text:style-name="Source_20_Text"><text:s text:c="24"/>║ <text:s/>(Geopolítica, Bancos Centrais, <text:s text:c="5"/>║</text:span></text:p>
          <text:p text:style-name="P5"><text:span text:style-name="Source_20_Text"><text:s text:c="24"/>║ <text:s text:c="2"/>Ciclos Econômicos Globais) <text:s text:c="8"/>║</text:span></text:p>
          <text:p text:style-name="P5"><text:span text:style-name="Source_20_Text"><text:s text:c="24"/>╠══════════════════════════════════════╣</text:span></text:p>
          <text:p text:style-name="P5"><text:span text:style-name="Source_20_Text"><text:s text:c="24"/>║ <text:s text:c="4"/>CAMADA 3 — COMMODITIES &amp; <text:s text:c="8"/>║</text:span></text:p>
          <text:p text:style-name="P5"><text:span text:style-name="Source_20_Text"><text:s text:c="24"/>║ <text:s text:c="4"/>MERCADOS CORRELATOS <text:s text:c="13"/>║</text:span></text:p>
          <text:p text:style-name="P5"><text:span text:style-name="Source_20_Text"><text:s text:c="24"/>║ <text:s/>(Petróleo, Minério, Soja, Ouro) <text:s text:c="4"/>║</text:span></text:p>
          <text:p text:style-name="P5"><text:span text:style-name="Source_20_Text"><text:s text:c="24"/>╠══════════════════════════════════════╣</text:span></text:p>
          <text:p text:style-name="P5"><text:span text:style-name="Source_20_Text"><text:s text:c="24"/>║ <text:s text:c="4"/>CAMADA 2 — DRIVERS PRIMÁRIOS <text:s text:c="4"/>║</text:span></text:p>
          <text:p text:style-name="P5"><text:span text:style-name="Source_20_Text"><text:s text:c="24"/>║ <text:s/>(DXY, Treasuries, DI, CDS, Fluxo) <text:s/>║</text:span></text:p>
          <text:p text:style-name="P5"><text:span text:style-name="Source_20_Text"><text:s text:c="24"/>╠══════════════════════════════════════╣</text:span></text:p>
          <text:p text:style-name="P5"><text:span text:style-name="Source_20_Text"><text:s text:c="24"/>║ <text:s text:c="4"/>CAMADA 1 — NÚCLEO (WDO) <text:s text:c="8"/>║</text:span></text:p>
          <text:p text:style-name="P5"><text:span text:style-name="Source_20_Text"><text:s text:c="24"/>║ <text:s/>(Preço, Book, Fluxo, Volatilidade) <text:s/>║</text:span></text:p>
          <text:p text:style-name="P4"><text:span text:style-name="Source_20_Text"><text:s text:c="24"/>╚══════════════════════════════════════╝</text:span></text:p>
          <text:p text:style-name="P2"/>
          <text:list text:continue-numbering="true">
            <text:list-header>
              <text:h text:style-name="P3" text:outline-level="2">🎯 CAMADA 1 — NÚCLEO: O MINI DÓLAR (WDO)</text:h>
            </text:list-header>
          </text:list>
          <text:p text:style-name="P6"><text:span text:style-name="Strong_20_Emphasis">O que monitorar no próprio ativo antes de olhar qualquer outra coisa.</text:span></text:p>
        </text:list-header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Indicador</text:p>
            </table:table-cell>
            <table:table-cell table:style-name="Tabela1.A1" office:value-type="string">
              <text:p text:style-name="P7">O que observar</text:p>
            </table:table-cell>
            <table:table-cell table:style-name="Tabela1.A1" office:value-type="string">
              <text:p text:style-name="P7">Por quê</text:p>
            </table:table-cell>
          </table:table-row>
        </table:table-header-rows>
        <table:table-row>
          <table:table-cell table:style-name="Tabela1.A1" office:value-type="string">
            <text:p text:style-name="P8"><text:span text:style-name="Strong_20_Emphasis">Preço spot USD/BRL</text:span></text:p>
          </table:table-cell>
          <table:table-cell table:style-name="Tabela1.A1" office:value-type="string">
            <text:p text:style-name="P8">PTAX, cotação interbancária</text:p>
          </table:table-cell>
          <table:table-cell table:style-name="Tabela1.A1" office:value-type="string">
            <text:p text:style-name="P8">Referência base do futuro</text:p>
          </table:table-cell>
        </table:table-row>
        <table:table-row>
          <table:table-cell table:style-name="Tabela1.A1" office:value-type="string">
            <text:p text:style-name="P8"><text:span text:style-name="Strong_20_Emphasis">WDO contrato ativo</text:span></text:p>
          </table:table-cell>
          <table:table-cell table:style-name="Tabela1.A1" office:value-type="string">
            <text:p text:style-name="P8">Preço, volume, agressão</text:p>
          </table:table-cell>
          <table:table-cell table:style-name="Tabela1.A1" office:value-type="string">
            <text:p text:style-name="P8">É o seu campo de batalha</text:p>
          </table:table-cell>
        </table:table-row>
        <table:table-row>
          <table:table-cell table:style-name="Tabela1.A1" office:value-type="string">
            <text:p text:style-name="P8"><text:span text:style-name="Strong_20_Emphasis">Book de ofertas WDO</text:span></text:p>
          </table:table-cell>
          <table:table-cell table:style-name="Tabela1.A1" office:value-type="string">
            <text:p text:style-name="P8">Profundidade, absorção, spoofing</text:p>
          </table:table-cell>
          <table:table-cell table:style-name="Tabela1.A1" office:value-type="string">
            <text:p text:style-name="P8">Identifica players grandes</text:p>
          </table:table-cell>
        </table:table-row>
        <table:table-row>
          <table:table-cell table:style-name="Tabela1.A1" office:value-type="string">
            <text:p text:style-name="P8"><text:span text:style-name="Strong_20_Emphasis">Volume por faixa de preço</text:span></text:p>
          </table:table-cell>
          <table:table-cell table:style-name="Tabela1.A1" office:value-type="string">
            <text:p text:style-name="P8">Volume Profile intraday</text:p>
          </table:table-cell>
          <table:table-cell table:style-name="Tabela1.A1" office:value-type="string">
            <text:p text:style-name="P8">Zonas de interesse institucional</text:p>
          </table:table-cell>
        </table:table-row>
        <table:table-row>
          <table:table-cell table:style-name="Tabela1.A1" office:value-type="string">
            <text:p text:style-name="P8"><text:span text:style-name="Strong_20_Emphasis">VWAP</text:span></text:p>
          </table:table-cell>
          <table:table-cell table:style-name="Tabela1.A1" office:value-type="string">
            <text:p text:style-name="P8">VWAP do dia + desvios</text:p>
          </table:table-cell>
          <table:table-cell table:style-name="Tabela1.A1" office:value-type="string">
            <text:p text:style-name="P8">Referência institucional de preço justo</text:p>
          </table:table-cell>
        </table:table-row>
        <table:table-row>
          <table:table-cell table:style-name="Tabela1.A1" office:value-type="string">
            <text:p text:style-name="P8"><text:span text:style-name="Strong_20_Emphasis">Open Interest</text:span></text:p>
          </table:table-cell>
          <table:table-cell table:style-name="Tabela1.A1" office:value-type="string">
            <text:p text:style-name="P8">Mudança diária de contratos em aberto</text:p>
          </table:table-cell>
          <table:table-cell table:style-name="Tabela1.A1" office:value-type="string">
            <text:p text:style-name="P8">Posicionamento dos big players</text:p>
          </table:table-cell>
        </table:table-row>
        <table:table-row>
          <table:table-cell table:style-name="Tabela1.A1" office:value-type="string">
            <text:p text:style-name="P8"><text:span text:style-name="Strong_20_Emphasis">Fluxo estrangeiro B3</text:span></text:p>
          </table:table-cell>
          <table:table-cell table:style-name="Tabela1.A1" office:value-type="string">
            <text:p text:style-name="P8">Entrada/saída em dólar</text:p>
          </table:table-cell>
          <table:table-cell table:style-name="Tabela1.A1" office:value-type="string">
            <text:p text:style-name="P8">Pressão direcional real</text:p>
          </table:table-cell>
        </table:table-row>
        <table:table-row>
          <table:table-cell table:style-name="Tabela1.A1" office:value-type="string">
            <text:p text:style-name="P8"><text:span text:style-name="Strong_20_Emphasis">Volatilidade implícita opções de dólar</text:span></text:p>
          </table:table-cell>
          <table:table-cell table:style-name="Tabela1.A1" office:value-type="string">
            <text:p text:style-name="P8">Skew e ATM vol</text:p>
          </table:table-cell>
          <table:table-cell table:style-name="Tabela1.A1" office:value-type="string">
            <text:p text:style-name="P8">Expectativa de movimento e direção</text:p>
          </table:table-cell>
        </table:table-row>
        <text:soft-page-break/>
        <table:table-row>
          <table:table-cell table:style-name="Tabela1.A1" office:value-type="string">
            <text:p text:style-name="P8"><text:span text:style-name="Strong_20_Emphasis">Hora do dia</text:span></text:p>
          </table:table-cell>
          <table:table-cell table:style-name="Tabela1.A1" office:value-type="string">
            <text:p text:style-name="P8">9h–10h, 13h–14h, 16h–17h</text:p>
          </table:table-cell>
          <table:table-cell table:style-name="Tabela1.A1" office:value-type="string">
            <text:p text:style-name="P8">Janelas de liquidez e agressividade</text:p>
          </table:table-cell>
        </table:table-row>
        <table:table-row>
          <table:table-cell table:style-name="Tabela1.A1" office:value-type="string">
            <text:p text:style-name="P8"><text:span text:style-name="Strong_20_Emphasis">Spread WDO vs DOL</text:span></text:p>
          </table:table-cell>
          <table:table-cell table:style-name="Tabela1.A1" office:value-type="string">
            <text:p text:style-name="P8">Diferença futuro cheio vs mini</text:p>
          </table:table-cell>
          <table:table-cell table:style-name="Tabela1.A1" office:value-type="string">
            <text:p text:style-name="P8">Arbitragem e distorções</text:p>
          </table:table-cell>
        </table:table-row>
        <table:table-row>
          <table:table-cell table:style-name="Tabela1.A1" office:value-type="string">
            <text:p text:style-name="P8"><text:span text:style-name="Strong_20_Emphasis">Gap de abertura</text:span></text:p>
          </table:table-cell>
          <table:table-cell table:style-name="Tabela1.A1" office:value-type="string">
            <text:p text:style-name="P8">WDO abertura vs fechamento anterior</text:p>
          </table:table-cell>
          <table:table-cell table:style-name="Tabela1.A1" office:value-type="string">
            <text:p text:style-name="Table_20_Contents">Overnight pricing</text:p>
          </table:table-cell>
        </table:table-row>
      </table:table>
      <text:list text:continue-numbering="true" text:style-name="L1">
        <text:list-header>
          <text:p text:style-name="P2"/>
          <text:list text:continue-numbering="true">
            <text:list-header>
              <text:h text:style-name="P3" text:outline-level="2">📊 CAMADA 2 — DRIVERS PRIMÁRIOS (CORRELAÇÃO DIRETA)</text:h>
            </text:list-header>
          </text:list>
          <text:p text:style-name="P6"><text:span text:style-name="Strong_20_Emphasis">Estes movem o dólar. Se eles se movem, o WDO reage.</text:span></text:p>
          <text:p text:style-name="P2"/>
          <text:list>
            <text:list-item>
              <text:list>
                <text:list-header>
                  <text:h text:style-name="P9" text:outline-level="3">2.1 🇺🇸 DXY — ÍNDICE DO DÓLAR AMERICANO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+++++ (MUITO ALTA — POSITIVA)</text:span></text:p>
          <text:p text:style-name="P5"><text:span text:style-name="Source_20_Text">Se DXY sobe → WDO tende a subir (dólar fortalece globalmente)</text:span></text:p>
          <text:p text:style-name="P4"><text:span text:style-name="Source_20_Text">Se DXY cai <text:s/>→ WDO tende a cair (dólar enfraquece globalmente)</text:span></text:p>
        </text:list-header>
      </text:list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7">O que monitorar no DXY</text:p>
            </table:table-cell>
            <table:table-cell table:style-name="Tabela2.A1" office:value-type="string">
              <text:p text:style-name="P7">Impacto</text:p>
            </table:table-cell>
          </table:table-row>
        </table:table-header-rows>
        <table:table-row>
          <table:table-cell table:style-name="Tabela2.A1" office:value-type="string">
            <text:p text:style-name="P8">Nível absoluto e tendência intraday</text:p>
          </table:table-cell>
          <table:table-cell table:style-name="Tabela2.A1" office:value-type="string">
            <text:p text:style-name="P8">Direção base do dólar global</text:p>
          </table:table-cell>
        </table:table-row>
        <table:table-row>
          <table:table-cell table:style-name="Tabela2.A1" office:value-type="string">
            <text:p text:style-name="P8">Rompimentos de suportes/resistências</text:p>
          </table:table-cell>
          <table:table-cell table:style-name="Tabela2.A1" office:value-type="string">
            <text:p text:style-name="P8">Aceleração de movimentos no WDO</text:p>
          </table:table-cell>
        </table:table-row>
        <table:table-row>
          <table:table-cell table:style-name="Tabela2.A1" office:value-type="string">
            <text:p text:style-name="P8">Composição: EUR (57,6%), JPY (13,6%), GBP (11,9%), CAD (9,1%), SEK (4,2%), CHF (3,6%)</text:p>
          </table:table-cell>
          <table:table-cell table:style-name="Tabela2.A1" office:value-type="string">
            <text:p text:style-name="P8">Saber QUAL moeda está puxando o DXY</text:p>
          </table:table-cell>
        </table:table-row>
        <table:table-row>
          <table:table-cell table:style-name="Tabela2.A1" office:value-type="string">
            <text:p text:style-name="P8"><text:span text:style-name="Strong_20_Emphasis">EUR/USD</text:span></text:p>
          </table:table-cell>
          <table:table-cell table:style-name="Tabela2.A1" office:value-type="string">
            <text:p text:style-name="Table_20_Contents">Maior peso no DXY — se EUR cai, DXY sobe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O DXY PRECISA PARA SE MOVER (antecipar o DXY):</text:span></text:p>
          <text:list text:continue-numbering="true">
            <text:list-item>
              <text:p text:style-name="P11">Dados econômicos dos EUA (NFP, CPI, PIB, ISM)</text:p>
            </text:list-item>
            <text:list-item>
              <text:p text:style-name="P11">Decisões e falas do Fed (FOMC, ata, dot plot)</text:p>
            </text:list-item>
            <text:list-item>
              <text:p text:style-name="P11">Yield dos Treasuries (especialmente 2Y — sensível a política monetária)</text:p>
            </text:list-item>
            <text:list-item>
              <text:p text:style-name="P11">Risk-on vs Risk-off global</text:p>
            </text:list-item>
            <text:list-item>
              <text:p text:style-name="P11">Dados europeus (se EUR enfraquece, DXY sobe)</text:p>
            </text:list-item>
            <text:list-item>
              <text:p text:style-name="P11">Dados japoneses e política do BoJ (JPY é 2º maior peso)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2.2 🏦 TREASURIES — TÍTULOS DO TESOURO AMERICANO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++++ (ALTA — POSITIVA COM YIELDS)</text:span></text:p>
          <text:p text:style-name="P5"><text:span text:style-name="Source_20_Text">Yield sobe → Dólar atrai capital → WDO sobe</text:span></text:p>
          <text:p text:style-name="P4"><text:span text:style-name="Source_20_Text">Yield cai <text:s/>→ Dólar perde atratividade → WDO cai</text:span>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ext:soft-page-break/>
          <table:table-row>
            <table:table-cell table:style-name="Tabela3.A1" office:value-type="string">
              <text:p text:style-name="P7">Título</text:p>
            </table:table-cell>
            <table:table-cell table:style-name="Tabela3.A1" office:value-type="string">
              <text:p text:style-name="P7">O que monitorar</text:p>
            </table:table-cell>
            <table:table-cell table:style-name="Tabela3.A1" office:value-type="string">
              <text:p text:style-name="P7">Relevância</text:p>
            </table:table-cell>
          </table:table-row>
        </table:table-header-rows>
        <table:table-row>
          <table:table-cell table:style-name="Tabela3.A1" office:value-type="string">
            <text:p text:style-name="P8"><text:span text:style-name="Strong_20_Emphasis">US 2Y Yield</text:span></text:p>
          </table:table-cell>
          <table:table-cell table:style-name="Tabela3.A1" office:value-type="string">
            <text:p text:style-name="P8">Expectativa de juros de curto prazo do Fed</text:p>
          </table:table-cell>
          <table:table-cell table:style-name="Tabela3.A1" office:value-type="string">
            <text:p text:style-name="P8">MAIS importante para day trade — reage rápido a dados</text:p>
          </table:table-cell>
        </table:table-row>
        <table:table-row>
          <table:table-cell table:style-name="Tabela3.A1" office:value-type="string">
            <text:p text:style-name="P8"><text:span text:style-name="Strong_20_Emphasis">US 10Y Yield</text:span></text:p>
          </table:table-cell>
          <table:table-cell table:style-name="Tabela3.A1" office:value-type="string">
            <text:p text:style-name="P8">Expectativa de longo prazo + prêmio de risco</text:p>
          </table:table-cell>
          <table:table-cell table:style-name="Tabela3.A1" office:value-type="string">
            <text:p text:style-name="P8">Impacta fluxo global e carry trade</text:p>
          </table:table-cell>
        </table:table-row>
        <table:table-row>
          <table:table-cell table:style-name="Tabela3.A1" office:value-type="string">
            <text:p text:style-name="P8"><text:span text:style-name="Strong_20_Emphasis">Spread 10Y - 2Y</text:span></text:p>
          </table:table-cell>
          <table:table-cell table:style-name="Tabela3.A1" office:value-type="string">
            <text:p text:style-name="P8">Inclinação da curva</text:p>
          </table:table-cell>
          <table:table-cell table:style-name="Tabela3.A1" office:value-type="string">
            <text:p text:style-name="P8">Inversão = recessão esperada = risk-off</text:p>
          </table:table-cell>
        </table:table-row>
        <table:table-row>
          <table:table-cell table:style-name="Tabela3.A1" office:value-type="string">
            <text:p text:style-name="P8"><text:span text:style-name="Strong_20_Emphasis">US 30Y Yield</text:span></text:p>
          </table:table-cell>
          <table:table-cell table:style-name="Tabela3.A1" office:value-type="string">
            <text:p text:style-name="P8">Demanda por duration longa</text:p>
          </table:table-cell>
          <table:table-cell table:style-name="Tabela3.A1" office:value-type="string">
            <text:p text:style-name="P8">Indica apetite por risco de LP</text:p>
          </table:table-cell>
        </table:table-row>
        <table:table-row>
          <table:table-cell table:style-name="Tabela3.A1" office:value-type="string">
            <text:p text:style-name="P8"><text:span text:style-name="Strong_20_Emphasis">TIPS (10Y real yield)</text:span></text:p>
          </table:table-cell>
          <table:table-cell table:style-name="Tabela3.A1" office:value-type="string">
            <text:p text:style-name="P8">Juro real americano</text:p>
          </table:table-cell>
          <table:table-cell table:style-name="Tabela3.A1" office:value-type="string">
            <text:p text:style-name="Table_20_Contents">Quanto maior, mais forte o dólar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OS TREASURIES PRECISAM PARA SE MOVER:</text:span></text:p>
          <text:list text:continue-numbering="true">
            <text:list-item>
              <text:p text:style-name="P11">CPI e PCE (inflação americana)</text:p>
            </text:list-item>
            <text:list-item>
              <text:p text:style-name="P11">Payroll (mercado de trabalho)</text:p>
            </text:list-item>
            <text:list-item>
              <text:p text:style-name="P11">Decisões do Fed e comunicação</text:p>
            </text:list-item>
            <text:list-item>
              <text:p text:style-name="P11">Leilões do Tesouro americano (bid-to-cover ratio)</text:p>
            </text:list-item>
            <text:list-item>
              <text:p text:style-name="P11">Stress em bancos ou crédito</text:p>
            </text:list-item>
            <text:list-item>
              <text:p text:style-name="P11">Flight to quality (geopolítica)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2.3 🇧🇷 CURVA DE JUROS BRASILEIRA (DI FUTURO)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---- (ALTA — NEGATIVA/COMPLEXA)</text:span></text:p>
          <text:p text:style-name="P5"><text:span text:style-name="Source_20_Text">DI sobe (juros BR sobem) → Carry trade favorável ao BRL → WDO CAI</text:span></text:p>
          <text:p text:style-name="P5"><text:span text:style-name="Source_20_Text">DI cai (juros BR caem) <text:s text:c="2"/>→ Carry trade reduz → WDO SOBE</text:span></text:p>
          <text:p text:style-name="P4"><text:span text:style-name="Source_20_Text">MAS: DI sobe por RISCO FISCAL → WDO SOBE (ambos sobem por medo)</text:span></text:p>
        </text:list-header>
      </text:list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7">O que monitorar</text:p>
            </table:table-cell>
            <table:table-cell table:style-name="Tabela4.A1" office:value-type="string">
              <text:p text:style-name="P7">Relevância</text:p>
            </table:table-cell>
          </table:table-row>
        </table:table-header-rows>
        <table:table-row>
          <table:table-cell table:style-name="Tabela4.A1" office:value-type="string">
            <text:p text:style-name="P8"><text:span text:style-name="Strong_20_Emphasis">DI1F (vencimento mais curto líquido)</text:span></text:p>
          </table:table-cell>
          <table:table-cell table:style-name="Tabela4.A1" office:value-type="string">
            <text:p text:style-name="P8">Expectativa SELIC próxima reunião</text:p>
          </table:table-cell>
        </table:table-row>
        <table:table-row>
          <table:table-cell table:style-name="Tabela4.A1" office:value-type="string">
            <text:p text:style-name="P8"><text:span text:style-name="Strong_20_Emphasis">DI Jan/26, Jan/27</text:span></text:p>
          </table:table-cell>
          <table:table-cell table:style-name="Tabela4.A1" office:value-type="string">
            <text:p text:style-name="P8">Expectativa de médio prazo</text:p>
          </table:table-cell>
        </table:table-row>
        <table:table-row>
          <table:table-cell table:style-name="Tabela4.A1" office:value-type="string">
            <text:p text:style-name="P8"><text:span text:style-name="Strong_20_Emphasis">DI Jan/29, Jan/31</text:span></text:p>
          </table:table-cell>
          <table:table-cell table:style-name="Tabela4.A1" office:value-type="string">
            <text:p text:style-name="P8">Prêmio de risco fiscal de longo prazo</text:p>
          </table:table-cell>
        </table:table-row>
        <table:table-row>
          <table:table-cell table:style-name="Tabela4.A1" office:value-type="string">
            <text:p text:style-name="P8"><text:span text:style-name="Strong_20_Emphasis">Inclinação da curva DI</text:span></text:p>
          </table:table-cell>
          <table:table-cell table:style-name="Tabela4.A1" office:value-type="string">
            <text:p text:style-name="P8">Curva empinando = medo fiscal = WDO sobe</text:p>
          </table:table-cell>
        </table:table-row>
        <table:table-row>
          <table:table-cell table:style-name="Tabela4.A1" office:value-type="string">
            <text:p text:style-name="P8"><text:span text:style-name="Strong_20_Emphasis">Diferencial DI - Fed Funds</text:span></text:p>
          </table:table-cell>
          <table:table-cell table:style-name="Tabela4.A1" office:value-type="string">
            <text:p text:style-name="P8">Carry trade BRL: quanto maior, mais atrativo trazer dólar para o Brasil</text:p>
          </table:table-cell>
        </table:table-row>
        <table:table-row>
          <table:table-cell table:style-name="Tabela4.A1" office:value-type="string">
            <text:p text:style-name="P8"><text:span text:style-name="Strong_20_Emphasis">SELIC atual</text:span></text:p>
          </table:table-cell>
          <table:table-cell table:style-name="Tabela4.A1" office:value-type="string">
            <text:p text:style-name="Table_20_Contents">Taxa base</text:p>
          </table:table-cell>
        </table:table-row>
      </table:table>
      <text:list text:continue-numbering="true" text:style-name="L1">
        <text:list-header>
          <text:p text:style-name="P10"><text:span text:style-name="Strong_20_Emphasis">🔑 CONTEXTO CRÍTICO — DISTINGUIR:</text:span></text:p>
          <text:p text:style-name="P4">text</text:p>
          <text:p text:style-name="P5"><text:span text:style-name="Source_20_Text">╔═══════════════════════════════════════════════════════╗</text:span></text:p>
          <text:p text:style-name="P5"><text:span text:style-name="Source_20_Text">║ <text:s/>DI SOBE POR QUÊ? <text:s text:c="35"/>║</text:span></text:p>
          <text:p text:style-name="P5"><text:span text:style-name="Source_20_Text">║ <text:s text:c="54"/>║</text:span></text:p>
          <text:p text:style-name="P5"><text:span text:style-name="Source_20_Text">║ <text:s/>→ Por aperto monetário do BC (hawk) → BRL forte <text:s text:c="5"/>║</text:span></text:p>
          <text:p text:style-name="P5"><text:span text:style-name="Source_20_Text">║ <text:s text:c="3"/>→ WDO CAI ↓ <text:s text:c="39"/>║</text:span></text:p>
          <text:p text:style-name="P5"><text:span text:style-name="Source_20_Text">║ <text:s text:c="54"/>║</text:span></text:p>
          <text:p text:style-name="P5"><text:span text:style-name="Source_20_Text">║ <text:s/>→ Por medo fiscal / risco político → Prêmio de risco ║</text:span></text:p>
          <text:p text:style-name="P5"><text:span text:style-name="Source_20_Text">║ <text:s text:c="3"/>→ WDO SOBE ↑ <text:s text:c="38"/>║</text:span></text:p>
          <text:p text:style-name="P5"><text:span text:style-name="Source_20_Text">║ <text:s text:c="54"/>║</text:span></text:p>
          <text:p text:style-name="P5"><text:span text:style-name="Source_20_Text">║ <text:s/>ISSO MUDA TUDO. MONITORAR O MOTIVO, NÃO SÓ O NÚMERO ║</text:span></text:p>
          <text:p text:style-name="P4"><text:span text:style-name="Source_20_Text">╚═══════════════════════════════════════════════════════╝</text:span></text:p>
          <text:p text:style-name="P10"><text:soft-page-break/><text:span text:style-name="Strong_20_Emphasis">🔑 O QUE O DI PRECISA PARA SE MOVER:</text:span></text:p>
          <text:list text:continue-numbering="true">
            <text:list-item>
              <text:p text:style-name="P11">IPCA (inflação brasileira)</text:p>
            </text:list-item>
            <text:list-item>
              <text:p text:style-name="P11">Comunicados e ata do COPOM</text:p>
            </text:list-item>
            <text:list-item>
              <text:p text:style-name="P11">Falas de diretores do BCB</text:p>
            </text:list-item>
            <text:list-item>
              <text:p text:style-name="P11">Expectativas Focus (boletim semanal)</text:p>
            </text:list-item>
            <text:list-item>
              <text:p text:style-name="P11">Dados fiscais (resultado primário, dívida/PIB)</text:p>
            </text:list-item>
            <text:list-item>
              <text:p text:style-name="P11">Notícias políticas sobre gastos públicos</text:p>
            </text:list-item>
            <text:list-item>
              <text:p text:style-name="P11">Arcabouço fiscal / reforma tributária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2.4 📉 CDS BRASIL 5 ANOS (Credit Default Swap)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+++++ (MUITO ALTA — POSITIVA)</text:span></text:p>
          <text:p text:style-name="P5"><text:span text:style-name="Source_20_Text">CDS sobe → Risco Brasil aumenta → WDO SOBE</text:span></text:p>
          <text:p text:style-name="P4"><text:span text:style-name="Source_20_Text">CDS cai <text:s/>→ Risco Brasil diminui → WDO CAI</text:span></text:p>
        </text:list-header>
      </text:list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7">O que monitorar</text:p>
            </table:table-cell>
            <table:table-cell table:style-name="Tabela5.A1" office:value-type="string">
              <text:p text:style-name="P7">Relevância</text:p>
            </table:table-cell>
          </table:table-row>
        </table:table-header-rows>
        <table:table-row>
          <table:table-cell table:style-name="Tabela5.A1" office:value-type="string">
            <text:p text:style-name="P8"><text:span text:style-name="Strong_20_Emphasis">CDS 5Y Brazil</text:span></text:p>
          </table:table-cell>
          <table:table-cell table:style-name="Tabela5.A1" office:value-type="string">
            <text:p text:style-name="P8">Preço do seguro contra calote soberano</text:p>
          </table:table-cell>
        </table:table-row>
        <table:table-row>
          <table:table-cell table:style-name="Tabela5.A1" office:value-type="string">
            <text:p text:style-name="P8"><text:span text:style-name="Strong_20_Emphasis">EMBI+ Brasil</text:span></text:p>
          </table:table-cell>
          <table:table-cell table:style-name="Tabela5.A1" office:value-type="string">
            <text:p text:style-name="P8">Spread de risco emergente Brasil</text:p>
          </table:table-cell>
        </table:table-row>
        <table:table-row>
          <table:table-cell table:style-name="Tabela5.A1" office:value-type="string">
            <text:p text:style-name="P8"><text:span text:style-name="Strong_20_Emphasis">Rating soberano</text:span> (S&amp;P, Moody's, Fitch)</text:p>
          </table:table-cell>
          <table:table-cell table:style-name="Tabela5.A1" office:value-type="string">
            <text:p text:style-name="P8">Mudanças = movimentos bruscos</text:p>
          </table:table-cell>
        </table:table-row>
        <table:table-row>
          <table:table-cell table:style-name="Tabela5.A1" office:value-type="string">
            <text:p text:style-name="P8"><text:span text:style-name="Strong_20_Emphasis">CDS 5Y comparativo</text:span> (México, Turquia, África do Sul)</text:p>
          </table:table-cell>
          <table:table-cell table:style-name="Tabela5.A1" office:value-type="string">
            <text:p text:style-name="Table_20_Contents">Brasil está piorando ou melhorando relativo a pares?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O CDS PRECISA PARA SE MOVER:</text:span></text:p>
          <text:list text:continue-numbering="true">
            <text:list-item>
              <text:p text:style-name="P11">Eventos fiscais domésticos</text:p>
            </text:list-item>
            <text:list-item>
              <text:p text:style-name="P11">Mudanças de rating</text:p>
            </text:list-item>
            <text:list-item>
              <text:p text:style-name="P11">Crises políticas internas</text:p>
            </text:list-item>
            <text:list-item>
              <text:p text:style-name="P11">Contágio de outros emergentes</text:p>
            </text:list-item>
            <text:list-item>
              <text:p text:style-name="P11">Risk-off global generalizado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2.5 💹 IBOVESPA / MINI ÍNDICE (WIN)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--- (MODERADA-ALTA — NEGATIVA)</text:span></text:p>
          <text:p text:style-name="P5"><text:span text:style-name="Source_20_Text">IBOV sobe → Apetite por risco Brasil → WDO CAI</text:span></text:p>
          <text:p text:style-name="P5"><text:span text:style-name="Source_20_Text">IBOV cai <text:s/>→ Aversão a risco Brasil → WDO SOBE</text:span></text:p>
          <text:p text:style-name="P5"/>
          <text:p text:style-name="P5"><text:span text:style-name="Source_20_Text">⚠️ Nem sempre funciona: podem cair JUNTOS em pânico</text:span></text:p>
          <text:p text:style-name="P4"><text:span text:style-name="Source_20_Text"><text:s text:c="3"/>ou subir JUNTOS com fluxo gringo comprando Brasil</text:span></text:p>
        </text:list-header>
      </text:list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7">O que monitorar</text:p>
            </table:table-cell>
            <table:table-cell table:style-name="Tabela6.A1" office:value-type="string">
              <text:p text:style-name="P7">Relevância</text:p>
            </table:table-cell>
          </table:table-row>
        </table:table-header-rows>
        <table:table-row>
          <table:table-cell table:style-name="Tabela6.A1" office:value-type="string">
            <text:p text:style-name="P8"><text:span text:style-name="Strong_20_Emphasis">WIN/IBOV direção intraday</text:span></text:p>
          </table:table-cell>
          <table:table-cell table:style-name="Tabela6.A1" office:value-type="string">
            <text:p text:style-name="P8">Correlação inversa de curto prazo</text:p>
          </table:table-cell>
        </table:table-row>
        <table:table-row>
          <table:table-cell table:style-name="Tabela6.A1" office:value-type="string">
            <text:p text:style-name="P8"><text:span text:style-name="Strong_20_Emphasis">Fluxo estrangeiro na B3</text:span></text:p>
          </table:table-cell>
          <table:table-cell table:style-name="Tabela6.A1" office:value-type="string">
            <text:p text:style-name="P8">Gringo comprando ações = vende dólar = WDO cai</text:p>
          </table:table-cell>
        </table:table-row>
        <table:table-row>
          <table:table-cell table:style-name="Tabela6.A1" office:value-type="string">
            <text:p text:style-name="P8"><text:span text:style-name="Strong_20_Emphasis">Setores líderes do IBOV</text:span></text:p>
          </table:table-cell>
          <table:table-cell table:style-name="Tabela6.A1" office:value-type="string">
            <text:p text:style-name="P8">Commodities, bancos, varejo — cada um responde a drivers diferentes</text:p>
          </table:table-cell>
        </table:table-row>
        <table:table-row>
          <table:table-cell table:style-name="Tabela6.A1" office:value-type="string">
            <text:p text:style-name="P8"><text:span text:style-name="Strong_20_Emphasis">IBOV vs EWZ</text:span></text:p>
          </table:table-cell>
          <table:table-cell table:style-name="Tabela6.A1" office:value-type="string">
            <text:p text:style-name="Table_20_Contents">EWZ (ETF do Brasil em NY) antecipa movimentos antes da <text:soft-page-break/>abertura B3</text:p>
          </table:table-cell>
        </table:table-row>
      </table:table>
      <text:list text:continue-numbering="true" text:style-name="L1">
        <text:list-header>
          <text:p text:style-name="P2"/>
          <text:list>
            <text:list-item>
              <text:list>
                <text:list-header>
                  <text:h text:style-name="P9" text:outline-level="3">2.6 🌊 FLUXO CAMBIAL</text:h>
                </text:list-header>
              </text:list>
            </text:list-item>
          </text:list>
          <text:p text:style-name="P4">text</text:p>
          <text:p text:style-name="P5"><text:span text:style-name="Source_20_Text">DRIVER DIRETO DE OFERTA E DEMANDA DE DÓLAR NO BRASIL</text:span></text:p>
          <text:p text:style-name="P5"><text:span text:style-name="Source_20_Text">Fluxo positivo (entrada de USD) → WDO CAI</text:span></text:p>
          <text:p text:style-name="P4"><text:span text:style-name="Source_20_Text">Fluxo negativo (saída de USD) <text:s/>→ WDO SOBE</text:span></text:p>
        </text:list-header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header-rows>
          <table:table-row>
            <table:table-cell table:style-name="Tabela7.A1" office:value-type="string">
              <text:p text:style-name="P7">O que monitorar</text:p>
            </table:table-cell>
            <table:table-cell table:style-name="Tabela7.A1" office:value-type="string">
              <text:p text:style-name="P7">Frequência</text:p>
            </table:table-cell>
            <table:table-cell table:style-name="Tabela7.A1" office:value-type="string">
              <text:p text:style-name="P7">Relevância</text:p>
            </table:table-cell>
          </table:table-row>
        </table:table-header-rows>
        <table:table-row>
          <table:table-cell table:style-name="Tabela7.A1" office:value-type="string">
            <text:p text:style-name="P8"><text:span text:style-name="Strong_20_Emphasis">Fluxo cambial BCB</text:span> (comercial + financeiro)</text:p>
          </table:table-cell>
          <table:table-cell table:style-name="Tabela7.A1" office:value-type="string">
            <text:p text:style-name="P8">Semanal</text:p>
          </table:table-cell>
          <table:table-cell table:style-name="Tabela7.A1" office:value-type="string">
            <text:p text:style-name="P8">Tendência estrutural</text:p>
          </table:table-cell>
        </table:table-row>
        <table:table-row>
          <table:table-cell table:style-name="Tabela7.A1" office:value-type="string">
            <text:p text:style-name="P8"><text:span text:style-name="Strong_20_Emphasis">Posição dos bancos no câmbio (overhedge)</text:span></text:p>
          </table:table-cell>
          <table:table-cell table:style-name="Tabela7.A1" office:value-type="string">
            <text:p text:style-name="P8">Diário/semanal</text:p>
          </table:table-cell>
          <table:table-cell table:style-name="Tabela7.A1" office:value-type="string">
            <text:p text:style-name="P8">Pressão vendedora ou compradora</text:p>
          </table:table-cell>
        </table:table-row>
        <table:table-row>
          <table:table-cell table:style-name="Tabela7.A1" office:value-type="string">
            <text:p text:style-name="P8"><text:span text:style-name="Strong_20_Emphasis">Cupom cambial (DDI/FRC)</text:span></text:p>
          </table:table-cell>
          <table:table-cell table:style-name="Tabela7.A1" office:value-type="string">
            <text:p text:style-name="P8">Intraday</text:p>
          </table:table-cell>
          <table:table-cell table:style-name="Tabela7.A1" office:value-type="string">
            <text:p text:style-name="P8">Custo de hedge cambial — se sobe, estresse</text:p>
          </table:table-cell>
        </table:table-row>
        <table:table-row>
          <table:table-cell table:style-name="Tabela7.A1" office:value-type="string">
            <text:p text:style-name="P8"><text:span text:style-name="Strong_20_Emphasis">Leilões do BCB</text:span> (swap, linha, spot)</text:p>
          </table:table-cell>
          <table:table-cell table:style-name="Tabela7.A1" office:value-type="string">
            <text:p text:style-name="P8">Quando ocorrem</text:p>
          </table:table-cell>
          <table:table-cell table:style-name="Tabela7.A1" office:value-type="string">
            <text:p text:style-name="P8">Intervenção = sinal de limite</text:p>
          </table:table-cell>
        </table:table-row>
        <table:table-row>
          <table:table-cell table:style-name="Tabela7.A1" office:value-type="string">
            <text:p text:style-name="P8"><text:span text:style-name="Strong_20_Emphasis">Posição líquida de estrangeiros em derivativos</text:span></text:p>
          </table:table-cell>
          <table:table-cell table:style-name="Tabela7.A1" office:value-type="string">
            <text:p text:style-name="P8">Diário B3</text:p>
          </table:table-cell>
          <table:table-cell table:style-name="Tabela7.A1" office:value-type="string">
            <text:p text:style-name="P8">Big player do dólar futuro</text:p>
          </table:table-cell>
        </table:table-row>
        <table:table-row>
          <table:table-cell table:style-name="Tabela7.A1" office:value-type="string">
            <text:p text:style-name="P8"><text:span text:style-name="Strong_20_Emphasis">Balança comercial</text:span></text:p>
          </table:table-cell>
          <table:table-cell table:style-name="Tabela7.A1" office:value-type="string">
            <text:p text:style-name="P8">Mensal</text:p>
          </table:table-cell>
          <table:table-cell table:style-name="Tabela7.A1" office:value-type="string">
            <text:p text:style-name="P8">Exportação gera oferta de dólar</text:p>
          </table:table-cell>
        </table:table-row>
        <table:table-row>
          <table:table-cell table:style-name="Tabela7.A1" office:value-type="string">
            <text:p text:style-name="P8"><text:span text:style-name="Strong_20_Emphasis">Remessas e dividendos</text:span></text:p>
          </table:table-cell>
          <table:table-cell table:style-name="Tabela7.A1" office:value-type="string">
            <text:p text:style-name="P8">Sazonalidade</text:p>
          </table:table-cell>
          <table:table-cell table:style-name="Tabela7.A1" office:value-type="string">
            <text:p text:style-name="Table_20_Contents">Final de trimestre: empresas remetem lucros (demanda USD)</text:p>
          </table:table-cell>
        </table:table-row>
      </table:table>
      <text:list text:continue-numbering="true" text:style-name="L1">
        <text:list-header>
          <text:p text:style-name="P2"/>
          <text:list text:continue-numbering="true">
            <text:list-header>
              <text:h text:style-name="P3" text:outline-level="2">🛢️ CAMADA 3 — COMMODITIES E MERCADOS CORRELATOS</text:h>
            </text:list-header>
          </text:list>
          <text:p text:style-name="P6"><text:span text:style-name="Strong_20_Emphasis">O Brasil é um país exportador de commodities. Preço de commodities impacta a balança comercial, a receita fiscal e o fluxo de dólares.</text:span></text:p>
          <text:p text:style-name="P2"/>
          <text:list>
            <text:list-item>
              <text:list>
                <text:list-header>
                  <text:h text:style-name="P9" text:outline-level="3">3.1 🛢️ PETRÓLEO (BRENT E WTI)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-- (MODERADA — NEGATIVA)</text:span></text:p>
          <text:p text:style-name="P5"><text:span text:style-name="Source_20_Text">Petróleo sobe → Brasil arrecada mais, exporta mais → Entra USD → WDO CAI</text:span></text:p>
          <text:p text:style-name="P5"><text:span text:style-name="Source_20_Text">Petróleo cai <text:s/>→ Menos receita, menos fluxo → WDO SOBE</text:span></text:p>
          <text:p text:style-name="P5"/>
          <text:p text:style-name="P5"><text:span text:style-name="Source_20_Text">⚠️ MAS: petróleo subindo muito → inflação global → Fed hawk → DXY sobe → WDO SOBE</text:span></text:p>
          <text:p text:style-name="P4"><text:span text:style-name="Source_20_Text"><text:s text:c="3"/>(efeito indireto pode dominar)</text:span></text:p>
        </text:list-header>
      </text:list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7">O que monitorar</text:p>
            </table:table-cell>
            <table:table-cell table:style-name="Tabela8.A1" office:value-type="string">
              <text:p text:style-name="P7">Relevância</text:p>
            </table:table-cell>
          </table:table-row>
        </table:table-header-rows>
        <table:table-row>
          <table:table-cell table:style-name="Tabela8.A1" office:value-type="string">
            <text:p text:style-name="P8"><text:span text:style-name="Strong_20_Emphasis">Brent Crude (ICE)</text:span></text:p>
          </table:table-cell>
          <table:table-cell table:style-name="Tabela8.A1" office:value-type="string">
            <text:p text:style-name="P8">Referência para Petrobras e petróleo brasileiro</text:p>
          </table:table-cell>
        </table:table-row>
        <table:table-row>
          <table:table-cell table:style-name="Tabela8.A1" office:value-type="string">
            <text:p text:style-name="P8"><text:span text:style-name="Strong_20_Emphasis">WTI Crude (NYMEX)</text:span></text:p>
          </table:table-cell>
          <table:table-cell table:style-name="Tabela8.A1" office:value-type="string">
            <text:p text:style-name="P8">Referência americana</text:p>
          </table:table-cell>
        </table:table-row>
        <text:soft-page-break/>
        <table:table-row>
          <table:table-cell table:style-name="Tabela8.A1" office:value-type="string">
            <text:p text:style-name="P8"><text:span text:style-name="Strong_20_Emphasis">Spread Brent-WTI</text:span></text:p>
          </table:table-cell>
          <table:table-cell table:style-name="Tabela8.A1" office:value-type="string">
            <text:p text:style-name="P8">Dinâmica de mercado</text:p>
          </table:table-cell>
        </table:table-row>
        <table:table-row>
          <table:table-cell table:style-name="Tabela8.A1" office:value-type="string">
            <text:p text:style-name="P8"><text:span text:style-name="Strong_20_Emphasis">Estoques EUA (API/DOE)</text:span></text:p>
          </table:table-cell>
          <table:table-cell table:style-name="Tabela8.A1" office:value-type="string">
            <text:p text:style-name="P8">Terça/quarta — move petróleo intraday</text:p>
          </table:table-cell>
        </table:table-row>
        <table:table-row>
          <table:table-cell table:style-name="Tabela8.A1" office:value-type="string">
            <text:p text:style-name="P8"><text:span text:style-name="Strong_20_Emphasis">Decisões OPEP+</text:span></text:p>
          </table:table-cell>
          <table:table-cell table:style-name="Tabela8.A1" office:value-type="string">
            <text:p text:style-name="P8">Cortes/aumento de produção</text:p>
          </table:table-cell>
        </table:table-row>
        <table:table-row>
          <table:table-cell table:style-name="Tabela8.A1" office:value-type="string">
            <text:p text:style-name="P8"><text:span text:style-name="Strong_20_Emphasis">PETR4 / PETR3</text:span></text:p>
          </table:table-cell>
          <table:table-cell table:style-name="Tabela8.A1" office:value-type="string">
            <text:p text:style-name="Table_20_Contents">Petrobras = ~12% do IBOV → impacto em fluxo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O PETRÓLEO PRECISA PARA SE MOVER:</text:span></text:p>
          <text:list text:continue-numbering="true">
            <text:list-item>
              <text:p text:style-name="P11">OPEP+ decisões de produção</text:p>
            </text:list-item>
            <text:list-item>
              <text:p text:style-name="P11">Estoques americanos (EIA/API)</text:p>
            </text:list-item>
            <text:list-item>
              <text:p text:style-name="P11">Tensões geopolíticas (Oriente Médio, Rússia)</text:p>
            </text:list-item>
            <text:list-item>
              <text:p text:style-name="P11">Demanda chinesa (PMI industrial China)</text:p>
            </text:list-item>
            <text:list-item>
              <text:p text:style-name="P11">Valor do dólar (DXY forte → petróleo tende a cair)</text:p>
            </text:list-item>
            <text:list-item>
              <text:p text:style-name="P11">Dados de crescimento global (PMI global)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3.2 ⛏️ MINÉRIO DE FERRO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-- (MODERADA — NEGATIVA)</text:span></text:p>
          <text:p text:style-name="P5"><text:span text:style-name="Source_20_Text">Minério sobe → VALE sobe → IBOV sobe → Fluxo gringo → WDO CAI</text:span></text:p>
          <text:p text:style-name="P4"><text:span text:style-name="Source_20_Text">Minério cai <text:s/>→ VALE cai → IBOV cai → WDO SOBE</text:span></text:p>
        </text:list-header>
      </text:list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7">O que monitorar</text:p>
            </table:table-cell>
            <table:table-cell table:style-name="Tabela9.A1" office:value-type="string">
              <text:p text:style-name="P7">Relevância</text:p>
            </table:table-cell>
          </table:table-row>
        </table:table-header-rows>
        <table:table-row>
          <table:table-cell table:style-name="Tabela9.A1" office:value-type="string">
            <text:p text:style-name="P8"><text:span text:style-name="Strong_20_Emphasis">Iron Ore Dalian (DCE)</text:span></text:p>
          </table:table-cell>
          <table:table-cell table:style-name="Tabela9.A1" office:value-type="string">
            <text:p text:style-name="P8">Futuro de minério na China — opera de madrugada</text:p>
          </table:table-cell>
        </table:table-row>
        <table:table-row>
          <table:table-cell table:style-name="Tabela9.A1" office:value-type="string">
            <text:p text:style-name="P8"><text:span text:style-name="Strong_20_Emphasis">Iron Ore SGX (Singapura)</text:span></text:p>
          </table:table-cell>
          <table:table-cell table:style-name="Tabela9.A1" office:value-type="string">
            <text:p text:style-name="P8">Referência internacional</text:p>
          </table:table-cell>
        </table:table-row>
        <table:table-row>
          <table:table-cell table:style-name="Tabela9.A1" office:value-type="string">
            <text:p text:style-name="P8"><text:span text:style-name="Strong_20_Emphasis">Preço spot Qingdao 62% Fe</text:span></text:p>
          </table:table-cell>
          <table:table-cell table:style-name="Tabela9.A1" office:value-type="string">
            <text:p text:style-name="P8">Preço físico de referência</text:p>
          </table:table-cell>
        </table:table-row>
        <table:table-row>
          <table:table-cell table:style-name="Tabela9.A1" office:value-type="string">
            <text:p text:style-name="P8"><text:span text:style-name="Strong_20_Emphasis">VALE3</text:span></text:p>
          </table:table-cell>
          <table:table-cell table:style-name="Tabela9.A1" office:value-type="string">
            <text:p text:style-name="P8">~12% do IBOV — move o índice e fluxo</text:p>
          </table:table-cell>
        </table:table-row>
        <table:table-row>
          <table:table-cell table:style-name="Tabela9.A1" office:value-type="string">
            <text:p text:style-name="P8"><text:span text:style-name="Strong_20_Emphasis">Aço HRC China</text:span></text:p>
          </table:table-cell>
          <table:table-cell table:style-name="Tabela9.A1" office:value-type="string">
            <text:p text:style-name="Table_20_Contents">Demanda downstream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O MINÉRIO PRECISA PARA SE MOVER:</text:span></text:p>
          <text:list text:continue-numbering="true">
            <text:list-item>
              <text:p text:style-name="P11">PMI industrial da China</text:p>
            </text:list-item>
            <text:list-item>
              <text:p text:style-name="P11">Estímulos do governo chinês (infraestrutura, imobiliário)</text:p>
            </text:list-item>
            <text:list-item>
              <text:p text:style-name="P11">Estoques nos portos chineses</text:p>
            </text:list-item>
            <text:list-item>
              <text:p text:style-name="P11">Produção de aço na China</text:p>
            </text:list-item>
            <text:list-item>
              <text:p text:style-name="P11">Crise imobiliária chinesa (Evergrande, Country Garden)</text:p>
            </text:list-item>
            <text:list-item>
              <text:p text:style-name="P11">Sazonalidade de construção na China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3.3 🌾 SOJA E COMMODITIES AGRÍCOLAS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- (MODERADA — NEGATIVA)</text:span></text:p>
          <text:p text:style-name="P4"><text:span text:style-name="Source_20_Text">Soja sobe → Brasil exporta mais (maior exportador) → Entra USD → WDO CAI</text:span></text:p>
        </text:list-header>
      </text:list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7">O que monitorar</text:p>
            </table:table-cell>
            <table:table-cell table:style-name="Tabela10.A1" office:value-type="string">
              <text:p text:style-name="P7">Relevância</text:p>
            </table:table-cell>
          </table:table-row>
        </table:table-header-rows>
        <table:table-row>
          <table:table-cell table:style-name="Tabela10.A1" office:value-type="string">
            <text:p text:style-name="P8"><text:span text:style-name="Strong_20_Emphasis">Soybean (CBOT ZS)</text:span></text:p>
          </table:table-cell>
          <table:table-cell table:style-name="Tabela10.A1" office:value-type="string">
            <text:p text:style-name="P8">Maior commodity agrícola de exportação BR</text:p>
          </table:table-cell>
        </table:table-row>
        <table:table-row>
          <table:table-cell table:style-name="Tabela10.A1" office:value-type="string">
            <text:p text:style-name="P8"><text:span text:style-name="Strong_20_Emphasis">Corn (CBOT ZC)</text:span></text:p>
          </table:table-cell>
          <table:table-cell table:style-name="Tabela10.A1" office:value-type="string">
            <text:p text:style-name="P8">Segunda commodity agrícola</text:p>
          </table:table-cell>
        </table:table-row>
        <table:table-row>
          <table:table-cell table:style-name="Tabela10.A1" office:value-type="string">
            <text:p text:style-name="P8"><text:span text:style-name="Strong_20_Emphasis">Sugar #11 (ICE SB)</text:span></text:p>
          </table:table-cell>
          <table:table-cell table:style-name="Tabela10.A1" office:value-type="string">
            <text:p text:style-name="P8">Brasil é maior exportador</text:p>
          </table:table-cell>
        </table:table-row>
        <text:soft-page-break/>
        <table:table-row>
          <table:table-cell table:style-name="Tabela10.A1" office:value-type="string">
            <text:p text:style-name="P8"><text:span text:style-name="Strong_20_Emphasis">Coffee (ICE KC)</text:span></text:p>
          </table:table-cell>
          <table:table-cell table:style-name="Tabela10.A1" office:value-type="string">
            <text:p text:style-name="P8">Brasil é maior produtor</text:p>
          </table:table-cell>
        </table:table-row>
        <table:table-row>
          <table:table-cell table:style-name="Tabela10.A1" office:value-type="string">
            <text:p text:style-name="P8"><text:span text:style-name="Strong_20_Emphasis">Beef (CME LE)</text:span></text:p>
          </table:table-cell>
          <table:table-cell table:style-name="Tabela10.A1" office:value-type="string">
            <text:p text:style-name="Table_20_Contents">Brasil é grande exportador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A SOJA PRECISA PARA SE MOVER:</text:span></text:p>
          <text:list text:continue-numbering="true">
            <text:list-item>
              <text:p text:style-name="P11">USDA reports (WASDE, Crop Progress, Export Sales)</text:p>
            </text:list-item>
            <text:list-item>
              <text:p text:style-name="P11">Safra brasileira e argentina (clima)</text:p>
            </text:list-item>
            <text:list-item>
              <text:p text:style-name="P11">Demanda chinesa (crushing demand)</text:p>
            </text:list-item>
            <text:list-item>
              <text:p text:style-name="P11">La Niña / El Niño</text:p>
            </text:list-item>
            <text:list-item>
              <text:p text:style-name="P11">Frete e logística de exportação</text:p>
            </text:list-item>
            <text:list-item>
              <text:p text:style-name="P11">Dólar (commodities cotadas em USD)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3.4 🥇 OURO (GOLD)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COMPLEXA</text:span></text:p>
          <text:p text:style-name="P5"><text:span text:style-name="Source_20_Text">Ouro sobe por risk-off → USD geralmente sobe → WDO SOBE</text:span></text:p>
          <text:p text:style-name="P5"><text:span text:style-name="Source_20_Text">Ouro sobe por dólar fraco → DXY cai → WDO CAI</text:span></text:p>
          <text:p text:style-name="P4"><text:span text:style-name="Source_20_Text">USAR COMO TERMÔMETRO DE SENTIMENTO</text:span></text:p>
        </text:list-header>
      </text:list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7">O que monitorar</text:p>
            </table:table-cell>
            <table:table-cell table:style-name="Tabela11.A1" office:value-type="string">
              <text:p text:style-name="P7">Relevância</text:p>
            </table:table-cell>
          </table:table-row>
        </table:table-header-rows>
        <table:table-row>
          <table:table-cell table:style-name="Tabela11.A1" office:value-type="string">
            <text:p text:style-name="P8"><text:span text:style-name="Strong_20_Emphasis">Gold (COMEX GC)</text:span></text:p>
          </table:table-cell>
          <table:table-cell table:style-name="Tabela11.A1" office:value-type="string">
            <text:p text:style-name="P8">Preço do ouro futuro</text:p>
          </table:table-cell>
        </table:table-row>
        <table:table-row>
          <table:table-cell table:style-name="Tabela11.A1" office:value-type="string">
            <text:p text:style-name="P8"><text:span text:style-name="Strong_20_Emphasis">Gold/DXY ratio</text:span></text:p>
          </table:table-cell>
          <table:table-cell table:style-name="Tabela11.A1" office:value-type="string">
            <text:p text:style-name="P8">Ouro subindo COM dólar forte = medo extremo</text:p>
          </table:table-cell>
        </table:table-row>
        <table:table-row>
          <table:table-cell table:style-name="Tabela11.A1" office:value-type="string">
            <text:p text:style-name="P8"><text:span text:style-name="Strong_20_Emphasis">Compras de ouro por BCs</text:span></text:p>
          </table:table-cell>
          <table:table-cell table:style-name="Tabela11.A1" office:value-type="string">
            <text:p text:style-name="Table_20_Contents">Tendência estrutural de desdolarização</text:p>
          </table:table-cell>
        </table:table-row>
      </table:table>
      <text:list text:continue-numbering="true" text:style-name="L1">
        <text:list-header>
          <text:p text:style-name="P2"/>
          <text:list text:continue-numbering="true">
            <text:list-header>
              <text:h text:style-name="P3" text:outline-level="2">🌍 CAMADA 4 — MACRO GLOBAL E SENTIMENTO</text:h>
            </text:list-header>
          </text:list>
          <text:p text:style-name="P2"/>
          <text:list>
            <text:list-item>
              <text:list>
                <text:list-header>
                  <text:h text:style-name="P9" text:outline-level="3">4.1 📈 ÍNDICES AMERICANOS (SENTIMENTO DE RISCO)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-- (MODERADA — NEGATIVA)</text:span></text:p>
          <text:p text:style-name="P5"><text:span text:style-name="Source_20_Text">S&amp;P sobe → Risk-on → Capital vai para emergentes → WDO CAI</text:span></text:p>
          <text:p text:style-name="P4"><text:span text:style-name="Source_20_Text">S&amp;P cai <text:s/>→ Risk-off → Capital foge de emergentes → WDO SOBE</text:span></text:p>
        </text:list-header>
      </text:list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7">O que monitorar</text:p>
            </table:table-cell>
            <table:table-cell table:style-name="Tabela12.A1" office:value-type="string">
              <text:p text:style-name="P7">Relevância</text:p>
            </table:table-cell>
          </table:table-row>
        </table:table-header-rows>
        <table:table-row>
          <table:table-cell table:style-name="Tabela12.A1" office:value-type="string">
            <text:p text:style-name="P8"><text:span text:style-name="Strong_20_Emphasis">S&amp;P 500 / ES (futuro)</text:span></text:p>
          </table:table-cell>
          <table:table-cell table:style-name="Tabela12.A1" office:value-type="string">
            <text:p text:style-name="P8">Benchmark global de risco</text:p>
          </table:table-cell>
        </table:table-row>
        <table:table-row>
          <table:table-cell table:style-name="Tabela12.A1" office:value-type="string">
            <text:p text:style-name="P8"><text:span text:style-name="Strong_20_Emphasis">NASDAQ 100 / NQ</text:span></text:p>
          </table:table-cell>
          <table:table-cell table:style-name="Tabela12.A1" office:value-type="string">
            <text:p text:style-name="P8">Setor tech — amplifica movimentos</text:p>
          </table:table-cell>
        </table:table-row>
        <table:table-row>
          <table:table-cell table:style-name="Tabela12.A1" office:value-type="string">
            <text:p text:style-name="P8"><text:span text:style-name="Strong_20_Emphasis">Dow Jones / YM</text:span></text:p>
          </table:table-cell>
          <table:table-cell table:style-name="Tabela12.A1" office:value-type="string">
            <text:p text:style-name="P8">Mais industrial/tradicional</text:p>
          </table:table-cell>
        </table:table-row>
        <table:table-row>
          <table:table-cell table:style-name="Tabela12.A1" office:value-type="string">
            <text:p text:style-name="P8"><text:span text:style-name="Strong_20_Emphasis">Russell 2000 / RTY</text:span></text:p>
          </table:table-cell>
          <table:table-cell table:style-name="Tabela12.A1" office:value-type="string">
            <text:p text:style-name="P8">Small caps — sensível à economia real</text:p>
          </table:table-cell>
        </table:table-row>
        <table:table-row>
          <table:table-cell table:style-name="Tabela12.A1" office:value-type="string">
            <text:p text:style-name="P8"><text:span text:style-name="Strong_20_Emphasis">Futuros pré-market</text:span></text:p>
          </table:table-cell>
          <table:table-cell table:style-name="Tabela12.A1" office:value-type="string">
            <text:p text:style-name="Table_20_Contents">Antes da B3 abrir — antecipa gap</text:p>
          </table:table-cell>
        </table:table-row>
      </table:table>
      <text:list text:continue-numbering="true" text:style-name="L1">
        <text:list-header>
          <text:p text:style-name="P10"><text:span text:style-name="Strong_20_Emphasis">🔑 O QUE O S&amp;P PRECISA PARA SE MOVER:</text:span></text:p>
          <text:list text:continue-numbering="true">
            <text:list-item>
              <text:p text:style-name="P11">Earnings season (resultados trimestrais)</text:p>
            </text:list-item>
            <text:list-item>
              <text:p text:style-name="P11"><text:soft-page-break/>Fed (decisão, ata, falas de membros)</text:p>
            </text:list-item>
            <text:list-item>
              <text:p text:style-name="P11">CPI, PPI, PCE (inflação)</text:p>
            </text:list-item>
            <text:list-item>
              <text:p text:style-name="P11">NFP, ADP, Jobless Claims (emprego)</text:p>
            </text:list-item>
            <text:list-item>
              <text:p text:style-name="P11">ISM Manufacturing/Services, PMI</text:p>
            </text:list-item>
            <text:list-item>
              <text:p text:style-name="P11">Retail Sales, Consumer Confidence</text:p>
            </text:list-item>
            <text:list-item>
              <text:p text:style-name="P11">Guidance de empresas big tech</text:p>
            </text:list-item>
          </text:list>
          <text:p text:style-name="P2"/>
          <text:list>
            <text:list-item>
              <text:list>
                <text:list-header>
                  <text:h text:style-name="P9" text:outline-level="3">4.2 😱 VIX — ÍNDICE DO MEDO</text:h>
                </text:list-header>
              </text:list>
            </text:list-item>
          </text:list>
          <text:p text:style-name="P4">text</text:p>
          <text:p text:style-name="P5"><text:span text:style-name="Source_20_Text">CORRELAÇÃO COM WDO: +++ (POSITIVA)</text:span></text:p>
          <text:p text:style-name="P5"><text:span text:style-name="Source_20_Text">VIX sobe → Medo → Risk-off → WDO SOBE</text:span></text:p>
          <text:p text:style-name="P4"><text:span text:style-name="Source_20_Text">VIX cai <text:s/>→ Calma → Risk-on → WDO CAI</text:span></text:p>
        </text:list-header>
      </text:list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P7">O que monitorar</text:p>
            </table:table-cell>
            <table:table-cell table:style-name="Tabela13.A1" office:value-type="string">
              <text:p text:style-name="P7">Nível</text:p>
            </table:table-cell>
            <table:table-cell table:style-name="Tabela13.A1" office:value-type="string">
              <text:p text:style-name="P7">Significado</text:p>
            </table:table-cell>
          </table:table-row>
        </table:table-header-rows>
        <table:table-row>
          <table:table-cell table:style-name="Tabela13.A1" office:value-type="string">
            <text:p text:style-name="P8"><text:span text:style-name="Strong_20_Emphasis">VIX &lt; 15</text:span></text:p>
          </table:table-cell>
          <table:table-cell table:style-name="Tabela13.A1" office:value-type="string">
            <text:p text:style-name="P8">Complacência</text:p>
          </table:table-cell>
          <table:table-cell table:style-name="Tabela13.A1" office:value-type="string">
            <text:p text:style-name="P8">Mercado calmo — WDO tende a ficar lateral</text:p>
          </table:table-cell>
        </table:table-row>
        <table:table-row>
          <table:table-cell table:style-name="Tabela13.A1" office:value-type="string">
            <text:p text:style-name="P8"><text:span text:style-name="Strong_20_Emphasis">VIX 15-20</text:span></text:p>
          </table:table-cell>
          <table:table-cell table:style-name="Tabela13.A1" office:value-type="string">
            <text:p text:style-name="P8">Normal</text:p>
          </table:table-cell>
          <table:table-cell table:style-name="Tabela13.A1" office:value-type="string">
            <text:p text:style-name="P8">Condições normais</text:p>
          </table:table-cell>
        </table:table-row>
        <table:table-row>
          <table:table-cell table:style-name="Tabela13.A1" office:value-type="string">
            <text:p text:style-name="P8"><text:span text:style-name="Strong_20_Emphasis">VIX 20-30</text:span></text:p>
          </table:table-cell>
          <table:table-cell table:style-name="Tabela13.A1" office:value-type="string">
            <text:p text:style-name="P8">Estresse</text:p>
          </table:table-cell>
          <table:table-cell table:style-name="Tabela13.A1" office:value-type="string">
            <text:p text:style-name="P8">Alerta — WDO pode ter spikes</text:p>
          </table:table-cell>
        </table:table-row>
        <table:table-row>
          <table:table-cell table:style-name="Tabela13.A1" office:value-type="string">
            <text:p text:style-name="P8"><text:span text:style-name="Strong_20_Emphasis">VIX &gt; 30</text:span></text:p>
          </table:table-cell>
          <table:table-cell table:style-name="Tabela13.A1" office:value-type="string">
            <text:p text:style-name="P8">Pânico</text:p>
          </table:table-cell>
          <table:table-cell table:style-name="Tabela13.A1" office:value-type="string">
            <text:p text:style-name="P8">Crise — WDO sobe forte</text:p>
          </table:table-cell>
        </table:table-row>
        <table:table-row>
          <table:table-cell table:style-name="Tabela13.A1" office:value-type="string">
            <text:p text:style-name="P8"><text:span text:style-name="Strong_20_Emphasis">VIX term structure</text:span></text:p>
          </table:table-cell>
          <table:table-cell table:style-name="Tabela13.A1" office:value-type="string">
            <text:p text:style-name="P8">Contango vs Backwardation</text:p>
          </table:table-cell>
          <table:table-cell table:style-name="Tabela13.A1" office:value-type="string">
            <text:p text:style-name="Table_20_Contents">Backwardation = medo de curto prazo</text:p>
          </table:table-cell>
        </table:table-row>
      </table:table>
      <text:list text:continue-numbering="true" text:style-name="L1">
        <text:list-header>
          <text:p text:style-name="P2"/>
          <text:list>
            <text:list-item>
              <text:list>
                <text:list-header>
                  <text:h text:style-name="P9" text:outline-level="3">4.3 🌏 MOEDAS EMERGENTES (PARES)</text:h>
                </text:list-header>
              </text:list>
            </text:list-item>
          </text:list>
          <text:p text:style-name="P4">text</text:p>
          <text:p text:style-name="P5"><text:span text:style-name="Source_20_Text">MOEDAS EMERGENTES MOVEM-SE JUNTAS</text:span></text:p>
          <text:p text:style-name="P5"><text:span text:style-name="Source_20_Text">Se todas enfraquecem → É o dólar (DXY) → Efeito global</text:span></text:p>
          <text:p text:style-name="P4"><text:span text:style-name="Source_20_Text">Se SÓ o BRL enfraquece → É problema doméstico Brasil</text:span></text:p>
        </text:list-header>
      </text:list>
      <table:table table:name="Tabela14" table:style-name="Tabela14">
        <table:table-column table:style-name="Tabela14.A"/>
        <table:table-column table:style-name="Tabela14.B"/>
        <table:table-column table:style-name="Tabela14.C"/>
        <table:table-header-rows>
          <table:table-row>
            <table:table-cell table:style-name="Tabela14.A1" office:value-type="string">
              <text:p text:style-name="P7">Moeda</text:p>
            </table:table-cell>
            <table:table-cell table:style-name="Tabela14.A1" office:value-type="string">
              <text:p text:style-name="P7">Par</text:p>
            </table:table-cell>
            <table:table-cell table:style-name="Tabela14.A1" office:value-type="string">
              <text:p text:style-name="P7">Por que monitorar</text:p>
            </table:table-cell>
          </table:table-row>
        </table:table-header-rows>
        <table:table-row>
          <table:table-cell table:style-name="Tabela14.A1" office:value-type="string">
            <text:p text:style-name="P8"><text:span text:style-name="Strong_20_Emphasis">Peso Mexicano</text:span></text:p>
          </table:table-cell>
          <table:table-cell table:style-name="Tabela14.A1" office:value-type="string">
            <text:p text:style-name="P8">USD/MXN</text:p>
          </table:table-cell>
          <table:table-cell table:style-name="Tabela14.A1" office:value-type="string">
            <text:p text:style-name="P8">Emergente mais líquido, correlação alta com BRL</text:p>
          </table:table-cell>
        </table:table-row>
        <table:table-row>
          <table:table-cell table:style-name="Tabela14.A1" office:value-type="string">
            <text:p text:style-name="P8"><text:span text:style-name="Strong_20_Emphasis">Rand Sul-Africano</text:span></text:p>
          </table:table-cell>
          <table:table-cell table:style-name="Tabela14.A1" office:value-type="string">
            <text:p text:style-name="P8">USD/ZAR</text:p>
          </table:table-cell>
          <table:table-cell table:style-name="Tabela14.A1" office:value-type="string">
            <text:p text:style-name="P8">Exportador de commodities como Brasil</text:p>
          </table:table-cell>
        </table:table-row>
        <table:table-row>
          <table:table-cell table:style-name="Tabela14.A1" office:value-type="string">
            <text:p text:style-name="P8"><text:span text:style-name="Strong_20_Emphasis">Lira Turca</text:span></text:p>
          </table:table-cell>
          <table:table-cell table:style-name="Tabela14.A1" office:value-type="string">
            <text:p text:style-name="P8">USD/TRY</text:p>
          </table:table-cell>
          <table:table-cell table:style-name="Tabela14.A1" office:value-type="string">
            <text:p text:style-name="P8">Emergente de risco — canário na mina</text:p>
          </table:table-cell>
        </table:table-row>
        <table:table-row>
          <table:table-cell table:style-name="Tabela14.A1" office:value-type="string">
            <text:p text:style-name="P8"><text:span text:style-name="Strong_20_Emphasis">Peso Chileno</text:span></text:p>
          </table:table-cell>
          <table:table-cell table:style-name="Tabela14.A1" office:value-type="string">
            <text:p text:style-name="P8">USD/CLP</text:p>
          </table:table-cell>
          <table:table-cell table:style-name="Tabela14.A1" office:value-type="string">
            <text:p text:style-name="P8">Commodity currency (cobre)</text:p>
          </table:table-cell>
        </table:table-row>
        <table:table-row>
          <table:table-cell table:style-name="Tabela14.A1" office:value-type="string">
            <text:p text:style-name="P8"><text:span text:style-name="Strong_20_Emphasis">Peso Colombiano</text:span></text:p>
          </table:table-cell>
          <table:table-cell table:style-name="Tabela14.A1" office:value-type="string">
            <text:p text:style-name="P8">USD/COP</text:p>
          </table:table-cell>
          <table:table-cell table:style-name="Tabela14.A1" office:value-type="string">
            <text:p text:style-name="P8">Petróleo + LATAM</text:p>
          </table:table-cell>
        </table:table-row>
        <table:table-row>
          <table:table-cell table:style-name="Tabela14.A1" office:value-type="string">
            <text:p text:style-name="P8"><text:span text:style-name="Strong_20_Emphasis">Yuan Chinês</text:span></text:p>
          </table:table-cell>
          <table:table-cell table:style-name="Tabela14.A1" office:value-type="string">
            <text:p text:style-name="P8">USD/CNH (offshore)</text:p>
          </table:table-cell>
          <table:table-cell table:style-name="Tabela14.A1" office:value-type="string">
            <text:p text:style-name="P8">Se China desvaloriza, pressiona todos emergentes</text:p>
          </table:table-cell>
        </table:table-row>
        <table:table-row>
          <table:table-cell table:style-name="Tabela14.A1" office:value-type="string">
            <text:p text:style-name="P8"><text:span text:style-name="Strong_20_Emphasis">Iene Japonês</text:span></text:p>
          </table:table-cell>
          <table:table-cell table:style-name="Tabela14.A1" office:value-type="string">
            <text:p text:style-name="P8">USD/JPY</text:p>
          </table:table-cell>
          <table:table-cell table:style-name="Tabela14.A1" office:value-type="string">
            <text:p text:style-name="Table_20_Contents">Carry trade — JPY fraco = carry on, JPY forte = unwind</text:p>
          </table:table-cell>
        </table:table-row>
      </table:table>
      <text:list text:continue-numbering="true" text:style-name="L1">
        <text:list-header>
          <text:p text:style-name="P10"><text:span text:style-name="Strong_20_Emphasis">🔑 REGRA DE OURO:</text:span></text:p>
          <text:p text:style-name="P4">text</text:p>
          <text:p text:style-name="P5"><text:span text:style-name="Source_20_Text">╔═══════════════════════════════════════════════════════════════╗</text:span></text:p>
          <text:p text:style-name="P5"><text:span text:style-name="Source_20_Text">║ <text:s/>TODAS as moedas emergentes caindo contra USD? <text:s text:c="15"/>║</text:span></text:p>
          <text:p text:style-name="P5"><text:span text:style-name="Source_20_Text">║ <text:s/>→ É DXY / TREASURIES / FED → Olhe para cima (global) <text:s text:c="6"/>║</text:span></text:p>
          <text:p text:style-name="P5"><text:soft-page-break/><text:span text:style-name="Source_20_Text">║ <text:s text:c="62"/>║</text:span></text:p>
          <text:p text:style-name="P5"><text:span text:style-name="Source_20_Text">║ <text:s/>SÓ o BRL caindo? <text:s text:c="43"/>║</text:span></text:p>
          <text:p text:style-name="P5"><text:span text:style-name="Source_20_Text">║ <text:s/>→ É DOMÉSTICO → Olhe para dentro (fiscal, política, BCB) <text:s text:c="2"/>║</text:span></text:p>
          <text:p text:style-name="P5"><text:span text:style-name="Source_20_Text">║ <text:s text:c="62"/>║</text:span></text:p>
          <text:p text:style-name="P5"><text:span text:style-name="Source_20_Text">║ <text:s/>ISSO DEFINE SUA ANÁLISE E SEU TRADE. <text:s text:c="23"/>║</text:span></text:p>
          <text:p text:style-name="P4"><text:span text:style-name="Source_20_Text">╚═══════════════════════════════════════════════════════════════╝</text:span></text:p>
          <text:p text:style-name="P2"/>
          <text:list>
            <text:list-item>
              <text:list>
                <text:list-header>
                  <text:h text:style-name="P9" text:outline-level="3">4.4 🏦 BANCOS CENTRAIS</text:h>
                </text:list-header>
              </text:list>
            </text:list-item>
          </text:list>
        </text:list-header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header-rows>
          <table:table-row>
            <table:table-cell table:style-name="Tabela15.A1" office:value-type="string">
              <text:p text:style-name="P7">Banco Central</text:p>
            </table:table-cell>
            <table:table-cell table:style-name="Tabela15.A1" office:value-type="string">
              <text:p text:style-name="P7">O que monitorar</text:p>
            </table:table-cell>
            <table:table-cell table:style-name="Tabela15.A1" office:value-type="string">
              <text:p text:style-name="P7">Impacto no WDO</text:p>
            </table:table-cell>
          </table:table-row>
        </table:table-header-rows>
        <table:table-row>
          <table:table-cell table:style-name="Tabela15.A1" office:value-type="string">
            <text:p text:style-name="P8"><text:span text:style-name="Strong_20_Emphasis">Fed (EUA)</text:span></text:p>
          </table:table-cell>
          <table:table-cell table:style-name="Tabela15.A1" office:value-type="string">
            <text:p text:style-name="P8">FOMC, dot plot, ata, falas de membros</text:p>
          </table:table-cell>
          <table:table-cell table:style-name="Tabela15.A1" office:value-type="string">
            <text:p text:style-name="P8">DIRETO e FORTE — #1 driver</text:p>
          </table:table-cell>
        </table:table-row>
        <table:table-row>
          <table:table-cell table:style-name="Tabela15.A1" office:value-type="string">
            <text:p text:style-name="P8"><text:span text:style-name="Strong_20_Emphasis">BCB (Brasil)</text:span></text:p>
          </table:table-cell>
          <table:table-cell table:style-name="Tabela15.A1" office:value-type="string">
            <text:p text:style-name="P8">COPOM, ata, Focus, falas de diretores</text:p>
          </table:table-cell>
          <table:table-cell table:style-name="Tabela15.A1" office:value-type="string">
            <text:p text:style-name="P8">DIRETO e FORTE</text:p>
          </table:table-cell>
        </table:table-row>
        <table:table-row>
          <table:table-cell table:style-name="Tabela15.A1" office:value-type="string">
            <text:p text:style-name="P8"><text:span text:style-name="Strong_20_Emphasis">ECB (Europa)</text:span></text:p>
          </table:table-cell>
          <table:table-cell table:style-name="Tabela15.A1" office:value-type="string">
            <text:p text:style-name="P8">Taxa, forward guidance</text:p>
          </table:table-cell>
          <table:table-cell table:style-name="Tabela15.A1" office:value-type="string">
            <text:p text:style-name="P8">Via EUR → DXY → WDO</text:p>
          </table:table-cell>
        </table:table-row>
        <table:table-row>
          <table:table-cell table:style-name="Tabela15.A1" office:value-type="string">
            <text:p text:style-name="P8"><text:span text:style-name="Strong_20_Emphasis">BoJ (Japão)</text:span></text:p>
          </table:table-cell>
          <table:table-cell table:style-name="Tabela15.A1" office:value-type="string">
            <text:p text:style-name="P8">YCC, taxa, intervenções</text:p>
          </table:table-cell>
          <table:table-cell table:style-name="Tabela15.A1" office:value-type="string">
            <text:p text:style-name="P8">Via JPY carry trade</text:p>
          </table:table-cell>
        </table:table-row>
        <table:table-row>
          <table:table-cell table:style-name="Tabela15.A1" office:value-type="string">
            <text:p text:style-name="P8"><text:span text:style-name="Strong_20_Emphasis">PBoC (China)</text:span></text:p>
          </table:table-cell>
          <table:table-cell table:style-name="Tabela15.A1" office:value-type="string">
            <text:p text:style-name="P8">MLF, LPR, RRR, fixing USD/CNY</text:p>
          </table:table-cell>
          <table:table-cell table:style-name="Tabela15.A1" office:value-type="string">
            <text:p text:style-name="Table_20_Contents">Via commodities + emergentes</text:p>
          </table:table-cell>
        </table:table-row>
      </table:table>
      <text:list text:continue-numbering="true" text:style-name="L1">
        <text:list-header>
          <text:p text:style-name="P2"/>
          <text:list>
            <text:list-item>
              <text:list>
                <text:list-header>
                  <text:h text:style-name="P9" text:outline-level="3">4.5 📅 CALENDÁRIO ECONÔMICO — EVENTOS QUE MOVEM TUDO</text:h>
                </text:list-header>
              </text:list>
            </text:list-item>
          </text:list>
          <text:p text:style-name="P10"><text:span text:style-name="Strong_20_Emphasis">🇺🇸 DADOS DOS EUA (impacto ALTO no WDO):</text:span></text:p>
        </text:list-header>
      </text:list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header-rows>
          <table:table-row>
            <table:table-cell table:style-name="Tabela16.A1" office:value-type="string">
              <text:p text:style-name="P7">Dado</text:p>
            </table:table-cell>
            <table:table-cell table:style-name="Tabela16.A1" office:value-type="string">
              <text:p text:style-name="P7">Frequência</text:p>
            </table:table-cell>
            <table:table-cell table:style-name="Tabela16.A1" office:value-type="string">
              <text:p text:style-name="P7">Horário (Brasília)</text:p>
            </table:table-cell>
            <table:table-cell table:style-name="Tabela16.A1" office:value-type="string">
              <text:p text:style-name="P7">Impacto no WDO</text:p>
            </table:table-cell>
          </table:table-row>
        </table:table-header-rows>
        <table:table-row>
          <table:table-cell table:style-name="Tabela16.A1" office:value-type="string">
            <text:p text:style-name="P8"><text:span text:style-name="Strong_20_Emphasis">Non-Farm Payrolls (NFP)</text:span></text:p>
          </table:table-cell>
          <table:table-cell table:style-name="Tabela16.A1" office:value-type="string">
            <text:p text:style-name="P8">1ª sexta do mês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CPI (Inflação)</text:span></text:p>
          </table:table-cell>
          <table:table-cell table:style-name="Tabela16.A1" office:value-type="string">
            <text:p text:style-name="P8">Mensal (~dia 12)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Decisão FOMC</text:span></text:p>
          </table:table-cell>
          <table:table-cell table:style-name="Tabela16.A1" office:value-type="string">
            <text:p text:style-name="P8">8x/ano</text:p>
          </table:table-cell>
          <table:table-cell table:style-name="Tabela16.A1" office:value-type="string">
            <text:p text:style-name="P8">15:00</text:p>
          </table:table-cell>
          <table:table-cell table:style-name="Tabela16.A1" office:value-type="string">
            <text:p text:style-name="P8">⭐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PCE (inflação Fed)</text:span></text:p>
          </table:table-cell>
          <table:table-cell table:style-name="Tabela16.A1" office:value-type="string">
            <text:p text:style-name="P8">Mensal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ADP Employment</text:span></text:p>
          </table:table-cell>
          <table:table-cell table:style-name="Tabela16.A1" office:value-type="string">
            <text:p text:style-name="P8">2 dias antes NFP</text:p>
          </table:table-cell>
          <table:table-cell table:style-name="Tabela16.A1" office:value-type="string">
            <text:p text:style-name="P8">9:15</text:p>
          </table:table-cell>
          <table:table-cell table:style-name="Tabela16.A1" office:value-type="string">
            <text:p text:style-name="P8">⭐⭐⭐</text:p>
          </table:table-cell>
        </table:table-row>
        <table:table-row>
          <table:table-cell table:style-name="Tabela16.A1" office:value-type="string">
            <text:p text:style-name="P8"><text:span text:style-name="Strong_20_Emphasis">Jobless Claims</text:span></text:p>
          </table:table-cell>
          <table:table-cell table:style-name="Tabela16.A1" office:value-type="string">
            <text:p text:style-name="P8">Semanal (quinta)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</text:p>
          </table:table-cell>
        </table:table-row>
        <table:table-row>
          <table:table-cell table:style-name="Tabela16.A1" office:value-type="string">
            <text:p text:style-name="P8"><text:span text:style-name="Strong_20_Emphasis">ISM Manufacturing</text:span></text:p>
          </table:table-cell>
          <table:table-cell table:style-name="Tabela16.A1" office:value-type="string">
            <text:p text:style-name="P8">1º dia útil mês</text:p>
          </table:table-cell>
          <table:table-cell table:style-name="Tabela16.A1" office:value-type="string">
            <text:p text:style-name="P8">11:00</text:p>
          </table:table-cell>
          <table:table-cell table:style-name="Tabela16.A1" office:value-type="string">
            <text:p text:style-name="P8">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ISM Services</text:span></text:p>
          </table:table-cell>
          <table:table-cell table:style-name="Tabela16.A1" office:value-type="string">
            <text:p text:style-name="P8">~3º dia útil mês</text:p>
          </table:table-cell>
          <table:table-cell table:style-name="Tabela16.A1" office:value-type="string">
            <text:p text:style-name="P8">11:00</text:p>
          </table:table-cell>
          <table:table-cell table:style-name="Tabela16.A1" office:value-type="string">
            <text:p text:style-name="P8">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Retail Sales</text:span></text:p>
          </table:table-cell>
          <table:table-cell table:style-name="Tabela16.A1" office:value-type="string">
            <text:p text:style-name="P8">Mensal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</text:p>
          </table:table-cell>
        </table:table-row>
        <table:table-row>
          <table:table-cell table:style-name="Tabela16.A1" office:value-type="string">
            <text:p text:style-name="P8"><text:span text:style-name="Strong_20_Emphasis">GDP (PIB)</text:span></text:p>
          </table:table-cell>
          <table:table-cell table:style-name="Tabela16.A1" office:value-type="string">
            <text:p text:style-name="P8">Trimestral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⭐</text:p>
          </table:table-cell>
        </table:table-row>
        <table:table-row>
          <table:table-cell table:style-name="Tabela16.A1" office:value-type="string">
            <text:p text:style-name="P8"><text:span text:style-name="Strong_20_Emphasis">PPI</text:span></text:p>
          </table:table-cell>
          <table:table-cell table:style-name="Tabela16.A1" office:value-type="string">
            <text:p text:style-name="P8">Mensal</text:p>
          </table:table-cell>
          <table:table-cell table:style-name="Tabela16.A1" office:value-type="string">
            <text:p text:style-name="P8">9:30</text:p>
          </table:table-cell>
          <table:table-cell table:style-name="Tabela16.A1" office:value-type="string">
            <text:p text:style-name="P8">⭐⭐⭐</text:p>
          </table:table-cell>
        </table:table-row>
        <table:table-row>
          <table:table-cell table:style-name="Tabela16.A1" office:value-type="string">
            <text:p text:style-name="P8"><text:span text:style-name="Strong_20_Emphasis">Consumer Confidence</text:span></text:p>
          </table:table-cell>
          <table:table-cell table:style-name="Tabela16.A1" office:value-type="string">
            <text:p text:style-name="P8">Mensal</text:p>
          </table:table-cell>
          <table:table-cell table:style-name="Tabela16.A1" office:value-type="string">
            <text:p text:style-name="P8">11:00</text:p>
          </table:table-cell>
          <table:table-cell table:style-name="Tabela16.A1" office:value-type="string">
            <text:p text:style-name="P8">⭐⭐⭐</text:p>
          </table:table-cell>
        </table:table-row>
        <table:table-row>
          <table:table-cell table:style-name="Tabela16.A1" office:value-type="string">
            <text:p text:style-name="P8"><text:span text:style-name="Strong_20_Emphasis">JOLTS</text:span></text:p>
          </table:table-cell>
          <table:table-cell table:style-name="Tabela16.A1" office:value-type="string">
            <text:p text:style-name="P8">Mensal</text:p>
          </table:table-cell>
          <table:table-cell table:style-name="Tabela16.A1" office:value-type="string">
            <text:p text:style-name="P8">11:00</text:p>
          </table:table-cell>
          <table:table-cell table:style-name="Tabela16.A1" office:value-type="string">
            <text:p text:style-name="P8">⭐⭐⭐</text:p>
          </table:table-cell>
        </table:table-row>
        <table:table-row>
          <table:table-cell table:style-name="Tabela16.A1" office:value-type="string">
            <text:p text:style-name="P8"><text:span text:style-name="Strong_20_Emphasis">Falas de membros do Fed</text:span></text:p>
          </table:table-cell>
          <table:table-cell table:style-name="Tabela16.A1" office:value-type="string">
            <text:p text:style-name="P8">Irregular</text:p>
          </table:table-cell>
          <table:table-cell table:style-name="Tabela16.A1" office:value-type="string">
            <text:p text:style-name="P8">Variável</text:p>
          </table:table-cell>
          <table:table-cell table:style-name="Tabela16.A1" office:value-type="string">
            <text:p text:style-name="Table_20_Contents">⭐⭐⭐⭐</text:p>
          </table:table-cell>
        </table:table-row>
      </table:table>
      <text:list text:continue-numbering="true" text:style-name="L1">
        <text:list-header>
          <text:p text:style-name="P10"><text:span text:style-name="Strong_20_Emphasis">🇧🇷 DADOS DO BRASIL (impacto ALTO no WDO):</text:span></text:p>
        </text:list-header>
      </text:list>
      <table:table table:name="Tabela17" table:style-name="Tabela17">
        <table:table-column table:style-name="Tabela17.A"/>
        <table:table-column table:style-name="Tabela17.B"/>
        <table:table-column table:style-name="Tabela17.C"/>
        <table:table-header-rows>
          <table:table-row>
            <table:table-cell table:style-name="Tabela17.A1" office:value-type="string">
              <text:p text:style-name="P7">Dado</text:p>
            </table:table-cell>
            <table:table-cell table:style-name="Tabela17.A1" office:value-type="string">
              <text:p text:style-name="P7">Frequência</text:p>
            </table:table-cell>
            <table:table-cell table:style-name="Tabela17.A1" office:value-type="string">
              <text:p text:style-name="P7">Impacto no WDO</text:p>
            </table:table-cell>
          </table:table-row>
        </table:table-header-rows>
        <table:table-row>
          <table:table-cell table:style-name="Tabela17.A1" office:value-type="string">
            <text:p text:style-name="P8"><text:span text:style-name="Strong_20_Emphasis">Decisão COPOM</text:span></text:p>
          </table:table-cell>
          <table:table-cell table:style-name="Tabela17.A1" office:value-type="string">
            <text:p text:style-name="P8">8x/ano</text:p>
          </table:table-cell>
          <table:table-cell table:style-name="Tabela17.A1" office:value-type="string">
            <text:p text:style-name="P8">⭐⭐⭐⭐⭐</text:p>
          </table:table-cell>
        </table:table-row>
        <table:table-row>
          <table:table-cell table:style-name="Tabela17.A1" office:value-type="string">
            <text:p text:style-name="P8"><text:span text:style-name="Strong_20_Emphasis">IPCA</text:span></text:p>
          </table:table-cell>
          <table:table-cell table:style-name="Tabela17.A1" office:value-type="string">
            <text:p text:style-name="P8">Mensal</text:p>
          </table:table-cell>
          <table:table-cell table:style-name="Tabela17.A1" office:value-type="string">
            <text:p text:style-name="P8">⭐⭐⭐⭐</text:p>
          </table:table-cell>
        </table:table-row>
        <table:table-row>
          <table:table-cell table:style-name="Tabela17.A1" office:value-type="string">
            <text:p text:style-name="P8"><text:span text:style-name="Strong_20_Emphasis">Boletim Focus</text:span></text:p>
          </table:table-cell>
          <table:table-cell table:style-name="Tabela17.A1" office:value-type="string">
            <text:p text:style-name="P8">Semanal (segunda)</text:p>
          </table:table-cell>
          <table:table-cell table:style-name="Tabela17.A1" office:value-type="string">
            <text:p text:style-name="P8">⭐⭐⭐</text:p>
          </table:table-cell>
        </table:table-row>
        <table:table-row>
          <table:table-cell table:style-name="Tabela17.A1" office:value-type="string">
            <text:p text:style-name="P8"><text:span text:style-name="Strong_20_Emphasis">Ata do COPOM</text:span></text:p>
          </table:table-cell>
          <table:table-cell table:style-name="Tabela17.A1" office:value-type="string">
            <text:p text:style-name="P8">3ª feira após COPOM</text:p>
          </table:table-cell>
          <table:table-cell table:style-name="Tabela17.A1" office:value-type="string">
            <text:p text:style-name="P8">⭐⭐⭐⭐</text:p>
          </table:table-cell>
        </table:table-row>
        <table:table-row>
          <table:table-cell table:style-name="Tabela17.A1" office:value-type="string">
            <text:p text:style-name="P8"><text:span text:style-name="Strong_20_Emphasis">PIB</text:span></text:p>
          </table:table-cell>
          <table:table-cell table:style-name="Tabela17.A1" office:value-type="string">
            <text:p text:style-name="P8">Trimestral</text:p>
          </table:table-cell>
          <table:table-cell table:style-name="Tabela17.A1" office:value-type="string">
            <text:p text:style-name="P8">⭐⭐⭐</text:p>
          </table:table-cell>
        </table:table-row>
        <table:table-row>
          <table:table-cell table:style-name="Tabela17.A1" office:value-type="string">
            <text:p text:style-name="P8"><text:span text:style-name="Strong_20_Emphasis">Resultado primário</text:span></text:p>
          </table:table-cell>
          <table:table-cell table:style-name="Tabela17.A1" office:value-type="string">
            <text:p text:style-name="P8">Mensal</text:p>
          </table:table-cell>
          <table:table-cell table:style-name="Tabela17.A1" office:value-type="string">
            <text:p text:style-name="P8">⭐⭐⭐⭐</text:p>
          </table:table-cell>
        </table:table-row>
        <table:table-row>
          <table:table-cell table:style-name="Tabela17.A1" office:value-type="string">
            <text:p text:style-name="P8"><text:span text:style-name="Strong_20_Emphasis">Balança comercial</text:span></text:p>
          </table:table-cell>
          <table:table-cell table:style-name="Tabela17.A1" office:value-type="string">
            <text:p text:style-name="P8">Semanal/mensal</text:p>
          </table:table-cell>
          <table:table-cell table:style-name="Tabela17.A1" office:value-type="string">
            <text:p text:style-name="P8">⭐⭐⭐</text:p>
          </table:table-cell>
        </table:table-row>
        <text:soft-page-break/>
        <table:table-row>
          <table:table-cell table:style-name="Tabela17.A1" office:value-type="string">
            <text:p text:style-name="P8"><text:span text:style-name="Strong_20_Emphasis">Fluxo cambial</text:span></text:p>
          </table:table-cell>
          <table:table-cell table:style-name="Tabela17.A1" office:value-type="string">
            <text:p text:style-name="P8">Semanal</text:p>
          </table:table-cell>
          <table:table-cell table:style-name="Tabela17.A1" office:value-type="string">
            <text:p text:style-name="P8">⭐⭐⭐</text:p>
          </table:table-cell>
        </table:table-row>
        <table:table-row>
          <table:table-cell table:style-name="Tabela17.A1" office:value-type="string">
            <text:p text:style-name="P8"><text:span text:style-name="Strong_20_Emphasis">IBC-Br</text:span></text:p>
          </table:table-cell>
          <table:table-cell table:style-name="Tabela17.A1" office:value-type="string">
            <text:p text:style-name="P8">Mensal</text:p>
          </table:table-cell>
          <table:table-cell table:style-name="Tabela17.A1" office:value-type="string">
            <text:p text:style-name="P8">⭐⭐⭐</text:p>
          </table:table-cell>
        </table:table-row>
        <table:table-row>
          <table:table-cell table:style-name="Tabela17.A1" office:value-type="string">
            <text:p text:style-name="P8"><text:span text:style-name="Strong_20_Emphasis">Notícias fiscais/políticas</text:span></text:p>
          </table:table-cell>
          <table:table-cell table:style-name="Tabela17.A1" office:value-type="string">
            <text:p text:style-name="P8">Contínuo</text:p>
          </table:table-cell>
          <table:table-cell table:style-name="Tabela17.A1" office:value-type="string">
            <text:p text:style-name="P8">⭐⭐⭐⭐⭐</text:p>
          </table:table-cell>
        </table:table-row>
        <table:table-row>
          <table:table-cell table:style-name="Tabela17.A1" office:value-type="string">
            <text:p text:style-name="P8"><text:span text:style-name="Strong_20_Emphasis">Leilões BCB (swap/linha)</text:span></text:p>
          </table:table-cell>
          <table:table-cell table:style-name="Tabela17.A1" office:value-type="string">
            <text:p text:style-name="P8">Quando ocorrem</text:p>
          </table:table-cell>
          <table:table-cell table:style-name="Tabela17.A1" office:value-type="string">
            <text:p text:style-name="Table_20_Contents">⭐⭐⭐⭐</text:p>
          </table:table-cell>
        </table:table-row>
      </table:table>
      <text:list text:continue-numbering="true" text:style-name="L1">
        <text:list-header>
          <text:p text:style-name="P2"/>
          <text:list text:continue-numbering="true">
            <text:list-header>
              <text:h text:style-name="P3" text:outline-level="2">🕸️ MAPA DE CORRELAÇÕES — VISÃO DA TEIA</text:h>
            </text:list-header>
          </text:list>
          <text:p text:style-name="P4">text</text:p>
          <text:p text:style-name="P5"><text:span text:style-name="Source_20_Text"><text:s text:c="35"/>┌──────────────┐</text:span></text:p>
          <text:p text:style-name="P5"><text:span text:style-name="Source_20_Text"><text:s text:c="35"/>│ <text:s text:c="2"/>GEOPOLÍTICA │</text:span></text:p>
          <text:p text:style-name="P5"><text:span text:style-name="Source_20_Text"><text:s text:c="35"/>│ <text:s/>(Guerras, <text:s text:c="3"/>│</text:span></text:p>
          <text:p text:style-name="P5"><text:span text:style-name="Source_20_Text"><text:s text:c="35"/>│ <text:s text:c="2"/>sanções) <text:s text:c="3"/>│</text:span></text:p>
          <text:p text:style-name="P5"><text:span text:style-name="Source_20_Text"><text:s text:c="35"/>└──────┬───────┘</text:span></text:p>
          <text:p text:style-name="P5"><text:span text:style-name="Source_20_Text"><text:s text:c="42"/>│</text:span></text:p>
          <text:p text:style-name="P5"><text:span text:style-name="Source_20_Text"><text:s text:c="20"/>┌─────────────┐ <text:s text:c="6"/>│ <text:s text:c="6"/>┌──────────────┐</text:span></text:p>
          <text:p text:style-name="P5"><text:span text:style-name="Source_20_Text"><text:s text:c="20"/>│ <text:s text:c="3"/>OURO <text:s text:c="4"/>│ <text:s text:c="6"/>│ <text:s text:c="6"/>│ <text:s text:c="4"/>VIX <text:s text:c="5"/>│</text:span></text:p>
          <text:p text:style-name="P5"><text:span text:style-name="Source_20_Text"><text:s text:c="20"/>│ <text:s/>(refúgio) <text:s/>│◄──────┼──────►│ <text:s text:c="2"/>(medo) <text:s text:c="4"/>│</text:span></text:p>
          <text:p text:style-name="P5"><text:span text:style-name="Source_20_Text"><text:s text:c="20"/>└──────┬──────┘ <text:s text:c="6"/>│ <text:s text:c="6"/>└──────┬───────┘</text:span></text:p>
          <text:p text:style-name="P5"><text:span text:style-name="Source_20_Text"><text:s text:c="27"/>│ <text:s text:c="13"/>│ <text:s text:c="13"/>│</text:span></text:p>
          <text:p text:style-name="P5"><text:span text:style-name="Source_20_Text"><text:s text:c="5"/>┌──────────┐ <text:s text:c="3"/>┌─────┴─────┐ <text:s/>┌─────┴──────┐ <text:s/>┌───┴────────┐</text:span></text:p>
          <text:p text:style-name="P5"><text:span text:style-name="Source_20_Text"><text:s text:c="5"/>│ <text:s text:c="2"/>BoJ <text:s text:c="3"/>│ <text:s text:c="3"/>│ <text:s/>PETRÓLEO │ <text:s/>│ <text:s text:c="2"/>S&amp;P 500 <text:s/>│ <text:s/>│ <text:s/>RISK ON/ <text:s/>│</text:span></text:p>
          <text:p text:style-name="P5"><text:span text:style-name="Source_20_Text"><text:s text:c="5"/>│ <text:s/>(JPY <text:s text:c="3"/>│ <text:s text:c="3"/>│ <text:s/>Brent/ <text:s text:c="2"/>│ <text:s/>│ <text:s text:c="2"/>/NQ/ES <text:s text:c="2"/>│ <text:s/>│ <text:s/>RISK OFF <text:s/>│</text:span></text:p>
          <text:p text:style-name="P5"><text:span text:style-name="Source_20_Text"><text:s text:c="5"/>│ <text:s/>carry) <text:s/>│ <text:s text:c="3"/>│ <text:s/>WTI <text:s text:c="5"/>│ <text:s/>│ <text:s text:c="11"/>│ <text:s/>│ <text:s text:c="11"/>│</text:span></text:p>
          <text:p text:style-name="P5"><text:span text:style-name="Source_20_Text"><text:s text:c="5"/>└────┬─────┘ <text:s text:c="3"/>└─────┬─────┘ <text:s/>└─────┬──────┘ <text:s/>└───┬────────┘</text:span></text:p>
          <text:p text:style-name="P5"><text:span text:style-name="Source_20_Text"><text:s text:c="10"/>│ <text:s text:c="15"/>│ <text:s text:c="13"/>│ <text:s text:c="13"/>│</text:span></text:p>
          <text:p text:style-name="P5"><text:span text:style-name="Source_20_Text"><text:s text:c="10"/>│ <text:s text:c="9"/>┌─────┴─────┐ <text:s text:c="7"/>│ <text:s text:c="13"/>│</text:span></text:p>
          <text:p text:style-name="P5"><text:span text:style-name="Source_20_Text"><text:s text:c="10"/>│ <text:s text:c="9"/>│ <text:s/>OPEP+ <text:s text:c="3"/>│ <text:s text:c="7"/>│ <text:s text:c="13"/>│</text:span></text:p>
          <text:p text:style-name="P5"><text:span text:style-name="Source_20_Text"><text:s text:c="10"/>│ <text:s text:c="9"/>│ <text:s/>China PMI│ <text:s text:c="7"/>│ <text:s text:c="13"/>│</text:span></text:p>
          <text:p text:style-name="P5"><text:span text:style-name="Source_20_Text"><text:s text:c="10"/>│ <text:s text:c="9"/>└─────┬─────┘ <text:s text:c="7"/>│ <text:s text:c="13"/>│</text:span></text:p>
          <text:p text:style-name="P5"><text:span text:style-name="Source_20_Text"><text:s text:c="10"/>│ <text:s text:c="15"/>│ <text:s text:c="13"/>│ <text:s text:c="13"/>│</text:span></text:p>
          <text:p text:style-name="P5"><text:span text:style-name="Source_20_Text"><text:s text:c="3"/>┌──────┴──────┐ <text:s text:c="2"/>┌────┴────┐ <text:s text:c="2"/>┌─────┴──────┐ <text:s text:c="4"/>│</text:span></text:p>
          <text:p text:style-name="P5"><text:span text:style-name="Source_20_Text"><text:s text:c="3"/>│ <text:s text:c="2"/>USD/JPY <text:s text:c="2"/>│ <text:s text:c="2"/>│ VALE3 <text:s text:c="2"/>│ <text:s text:c="2"/>│ <text:s/>FLUXO <text:s text:c="4"/>│ <text:s text:c="4"/>│</text:span></text:p>
          <text:p text:style-name="P5"><text:span text:style-name="Source_20_Text"><text:s text:c="3"/>│ <text:s text:c="2"/>Carry <text:s text:c="4"/>│ <text:s text:c="2"/>│ PETR4 <text:s text:c="2"/>│ <text:s text:c="2"/>│ <text:s/>GRINGO B3 │ <text:s text:c="4"/>│</text:span></text:p>
          <text:p text:style-name="P5"><text:span text:style-name="Source_20_Text"><text:s text:c="3"/>│ <text:s text:c="2"/>Trade <text:s text:c="4"/>│ <text:s text:c="2"/>│ <text:s text:c="8"/>│ <text:s text:c="2"/>│ <text:s text:c="11"/>│ <text:s text:c="4"/>│</text:span></text:p>
          <text:p text:style-name="P5"><text:span text:style-name="Source_20_Text"><text:s text:c="3"/>└──────┬──────┘ <text:s text:c="2"/>└────┬────┘ <text:s text:c="2"/>└─────┬──────┘ <text:s text:c="4"/>│</text:span></text:p>
          <text:p text:style-name="P5"><text:span text:style-name="Source_20_Text"><text:s text:c="10"/>│ <text:s text:c="14"/>│ <text:s text:c="13"/>│ <text:s text:c="12"/>│</text:span></text:p>
          <text:p text:style-name="P5"><text:span text:style-name="Source_20_Text"><text:s text:c="10"/>▼ <text:s text:c="14"/>▼ <text:s text:c="13"/>▼ <text:s text:c="12"/>▼</text:span></text:p>
          <text:p text:style-name="P5"><text:span text:style-name="Source_20_Text"><text:s text:c="4"/>┌──────────────────────────────────────────────────────────┐</text:span></text:p>
          <text:p text:style-name="P5"><text:span text:style-name="Source_20_Text"><text:s text:c="4"/>│ <text:s text:c="57"/>│</text:span></text:p>
          <text:p text:style-name="P5"><text:span text:style-name="Source_20_Text"><text:s text:c="4"/>│ <text:s text:c="13"/>┌─────────────┐ <text:s text:c="3"/>┌────────────┐ <text:s text:c="10"/>│</text:span></text:p>
          <text:p text:style-name="P5"><text:span text:style-name="Source_20_Text"><text:s text:c="4"/>│ <text:s text:c="3"/>┌────────►│ <text:s text:c="3"/>DXY <text:s text:c="5"/>│◄───│ TREASURIES │ <text:s text:c="10"/>│</text:span></text:p>
          <text:p text:style-name="P5"><text:span text:style-name="Source_20_Text"><text:s text:c="4"/>│ <text:s text:c="3"/>│ <text:s text:c="8"/>│ Dólar Index │ <text:s text:c="3"/>│ <text:s/>2Y / 10Y <text:s/>│ <text:s text:c="10"/>│</text:span></text:p>
          <text:p text:style-name="P5"><text:span text:style-name="Source_20_Text"><text:s text:c="4"/>│ <text:s text:c="3"/>│ <text:s text:c="8"/>└──────┬──────┘ <text:s text:c="3"/>└─────┬──────┘ <text:s text:c="10"/>│</text:span></text:p>
          <text:p text:style-name="P5"><text:span text:style-name="Source_20_Text"><text:s text:c="4"/>│ <text:s text:c="3"/>│ <text:s text:c="15"/>│ <text:s text:c="16"/>│ <text:s text:c="18"/>│</text:span></text:p>
          <text:p text:style-name="P5"><text:span text:style-name="Source_20_Text"><text:s text:c="4"/>│ <text:s/>┌─┴──────┐ <text:s text:c="8"/>│ <text:s text:c="10"/>┌─────┴──────┐ <text:s text:c="10"/>│</text:span></text:p>
          <text:p text:style-name="P5"><text:span text:style-name="Source_20_Text"><text:s text:c="4"/>│ <text:s/>│ <text:s/>FED <text:s text:c="2"/>│ <text:s text:c="8"/>│ <text:s text:c="10"/>│ CPI / NFP <text:s/>│ <text:s text:c="10"/>│</text:span></text:p>
          <text:p text:style-name="P5"><text:span text:style-name="Source_20_Text"><text:s text:c="4"/>│ <text:s/>│ <text:s/>FOMC <text:s/>│─────────┤ <text:s text:c="10"/>│ PCE / ISM <text:s/>│ <text:s text:c="10"/>│</text:span></text:p>
          <text:p text:style-name="P5"><text:span text:style-name="Source_20_Text"><text:s text:c="4"/>│ <text:s/>└────────┘ <text:s text:c="8"/>│ <text:s text:c="10"/>└────────────┘ <text:s text:c="10"/>│</text:span></text:p>
          <text:p text:style-name="P5"><text:span text:style-name="Source_20_Text"><text:s text:c="4"/>│ <text:s text:c="20"/>│ <text:s text:c="35"/>│</text:span></text:p>
          <text:p text:style-name="P5"><text:span text:style-name="Source_20_Text"><text:s text:c="4"/>│ <text:s text:c="20"/>▼ <text:s text:c="35"/>│</text:span></text:p>
          <text:p text:style-name="P5"><text:span text:style-name="Source_20_Text"><text:s text:c="4"/>│ <text:s text:c="3"/>╔════════════════════════════════════╗ <text:s text:c="15"/>│</text:span></text:p>
          <text:p text:style-name="P5"><text:span text:style-name="Source_20_Text"><text:s text:c="4"/>│ <text:s text:c="3"/>║ <text:s text:c="35"/>║ <text:s text:c="15"/>│</text:span></text:p>
          <text:p text:style-name="P5"><text:span text:style-name="Source_20_Text"><text:s text:c="4"/>│ <text:s text:c="3"/>║ <text:s text:c="4"/>WDO — MINI DÓLAR B3 <text:s text:c="10"/>║ <text:s text:c="15"/>│</text:span></text:p>
          <text:p text:style-name="P5"><text:span text:style-name="Source_20_Text"><text:s text:c="4"/>│ <text:s text:c="3"/>║ <text:s text:c="4"/>(SEU CAMPO DE OPERAÇÃO) <text:s text:c="7"/>║ <text:s text:c="15"/>│</text:span></text:p>
          <text:p text:style-name="P5"><text:span text:style-name="Source_20_Text"><text:s text:c="4"/>│ <text:s text:c="3"/>║ <text:s text:c="35"/>║ <text:s text:c="15"/>│</text:span></text:p>
          <text:p text:style-name="P5"><text:soft-page-break/><text:span text:style-name="Source_20_Text"><text:s text:c="4"/>│ <text:s text:c="3"/>╚════════════════════════════════════╝ <text:s text:c="15"/>│</text:span></text:p>
          <text:p text:style-name="P5"><text:span text:style-name="Source_20_Text"><text:s text:c="4"/>│ <text:s text:c="20"/>▲ <text:s text:c="35"/>│</text:span></text:p>
          <text:p text:style-name="P5"><text:span text:style-name="Source_20_Text"><text:s text:c="4"/>│ <text:s text:c="20"/>│ <text:s text:c="35"/>│</text:span></text:p>
          <text:p text:style-name="P5"><text:span text:style-name="Source_20_Text"><text:s text:c="4"/>│ <text:s/>┌────────┐ <text:s text:c="8"/>│ <text:s text:c="10"/>┌────────────┐ <text:s text:c="10"/>│</text:span></text:p>
          <text:p text:style-name="P5"><text:span text:style-name="Source_20_Text"><text:s text:c="4"/>│ <text:s/>│ <text:s/>BCB <text:s text:c="2"/>│ <text:s text:c="8"/>│ <text:s text:c="10"/>│ IPCA / <text:s text:c="4"/>│ <text:s text:c="10"/>│</text:span></text:p>
          <text:p text:style-name="P5"><text:span text:style-name="Source_20_Text"><text:s text:c="4"/>│ <text:s/>│ <text:s/>COPOM │─────────┤ <text:s text:c="10"/>│ FOCUS / <text:s text:c="3"/>│ <text:s text:c="10"/>│</text:span></text:p>
          <text:p text:style-name="P5"><text:span text:style-name="Source_20_Text"><text:s text:c="4"/>│ <text:s/>└────────┘ <text:s text:c="8"/>│ <text:s text:c="10"/>│ FISCAL <text:s text:c="4"/>│ <text:s text:c="10"/>│</text:span></text:p>
          <text:p text:style-name="P5"><text:span text:style-name="Source_20_Text"><text:s text:c="4"/>│ <text:s text:c="20"/>│ <text:s text:c="10"/>└────────────┘ <text:s text:c="10"/>│</text:span></text:p>
          <text:p text:style-name="P5"><text:span text:style-name="Source_20_Text"><text:s text:c="4"/>│ <text:s text:c="8"/>┌───────────┴──────────┐ <text:s text:c="24"/>│</text:span></text:p>
          <text:p text:style-name="P5"><text:span text:style-name="Source_20_Text"><text:s text:c="4"/>│ <text:s text:c="8"/>│ <text:s text:c="3"/>CURVA DI <text:s text:c="9"/>│ <text:s text:c="3"/>┌──────────┐ <text:s text:c="8"/>│</text:span></text:p>
          <text:p text:style-name="P5"><text:span text:style-name="Source_20_Text"><text:s text:c="4"/>│ <text:s text:c="8"/>│ <text:s/>(Juros Brasil) <text:s text:c="4"/>│◄───│ CDS 5Y <text:s text:c="2"/>│ <text:s text:c="8"/>│</text:span></text:p>
          <text:p text:style-name="P5"><text:span text:style-name="Source_20_Text"><text:s text:c="4"/>│ <text:s text:c="8"/>└───────────┬──────────┘ <text:s text:c="3"/>│ EMBI+ <text:s text:c="3"/>│ <text:s text:c="8"/>│</text:span></text:p>
          <text:p text:style-name="P5"><text:span text:style-name="Source_20_Text"><text:s text:c="4"/>│ <text:s text:c="20"/>│ <text:s text:c="13"/>└──────────┘ <text:s text:c="9"/>│</text:span></text:p>
          <text:p text:style-name="P5"><text:span text:style-name="Source_20_Text"><text:s text:c="4"/>│ <text:s text:c="20"/>│ <text:s text:c="35"/>│</text:span></text:p>
          <text:p text:style-name="P5"><text:span text:style-name="Source_20_Text"><text:s text:c="4"/>│ <text:s text:c="8"/>┌───────────┴──────────┐ <text:s text:c="24"/>│</text:span></text:p>
          <text:p text:style-name="P5"><text:span text:style-name="Source_20_Text"><text:s text:c="4"/>│ <text:s text:c="8"/>│ <text:s/>MOEDAS EMERGENTES <text:s text:c="2"/>│ <text:s text:c="24"/>│</text:span></text:p>
          <text:p text:style-name="P5"><text:span text:style-name="Source_20_Text"><text:s text:c="4"/>│ <text:s text:c="8"/>│ <text:s/>MXN, ZAR, TRY <text:s text:c="5"/>│ <text:s text:c="24"/>│</text:span></text:p>
          <text:p text:style-name="P5"><text:span text:style-name="Source_20_Text"><text:s text:c="4"/>│ <text:s text:c="8"/>│ <text:s/>CLP, COP, CNH <text:s text:c="5"/>│ <text:s text:c="24"/>│</text:span></text:p>
          <text:p text:style-name="P5"><text:span text:style-name="Source_20_Text"><text:s text:c="4"/>│ <text:s text:c="8"/>└──────────────────────┘ <text:s text:c="24"/>│</text:span></text:p>
          <text:p text:style-name="P5"><text:span text:style-name="Source_20_Text"><text:s text:c="4"/>│ <text:s text:c="57"/>│</text:span></text:p>
          <text:p text:style-name="P5"><text:span text:style-name="Source_20_Text"><text:s text:c="4"/>│ <text:s text:c="3"/>┌──────────┐ <text:s text:c="3"/>┌──────────┐ <text:s text:c="3"/>┌──────────┐ <text:s text:c="8"/>│</text:span></text:p>
          <text:p text:style-name="P5"><text:span text:style-name="Source_20_Text"><text:s text:c="4"/>│ <text:s text:c="3"/>│ <text:s/>MINÉRIO │ <text:s text:c="3"/>│ <text:s text:c="2"/>SOJA <text:s text:c="2"/>│ <text:s text:c="3"/>│ <text:s/>IBOV / <text:s/>│ <text:s text:c="8"/>│</text:span></text:p>
          <text:p text:style-name="P5"><text:span text:style-name="Source_20_Text"><text:s text:c="4"/>│ <text:s text:c="3"/>│ <text:s/>FERRO <text:s text:c="2"/>│ <text:s text:c="3"/>│ <text:s/>CBOT <text:s text:c="3"/>│ <text:s text:c="3"/>│ <text:s/>WIN <text:s text:c="4"/>│ <text:s text:c="8"/>│</text:span></text:p>
          <text:p text:style-name="P5"><text:span text:style-name="Source_20_Text"><text:s text:c="4"/>│ <text:s text:c="3"/>└──────────┘ <text:s text:c="3"/>└──────────┘ <text:s text:c="3"/>└──────────┘ <text:s text:c="8"/>│</text:span></text:p>
          <text:p text:style-name="P5"><text:span text:style-name="Source_20_Text"><text:s text:c="4"/>│ <text:s text:c="57"/>│</text:span></text:p>
          <text:p text:style-name="P4"><text:span text:style-name="Source_20_Text"><text:s text:c="4"/>└──────────────────────────────────────────────────────────┘</text:span></text:p>
          <text:p text:style-name="P2"/>
          <text:list text:continue-numbering="true">
            <text:list-header>
              <text:h text:style-name="P3" text:outline-level="2">⏰ ROTINA DE MONITORAMENTO PARA DAY TRADE</text:h>
              <text:list>
                <text:list-header>
                  <text:h text:style-name="P9" text:outline-level="3">🌙 ANTES DA ABERTURA (7h - 8h55)</text:h>
                </text:list-header>
              </text:list>
            </text:list-header>
          </text:list>
          <text:p text:style-name="P4">text</text:p>
          <text:p text:style-name="P5"><text:span text:style-name="Source_20_Text">□ Verificar futuros americanos (ES, NQ) — direção pré-market</text:span></text:p>
          <text:p text:style-name="P5"><text:span text:style-name="Source_20_Text">□ DXY — onde está? Subiu/caiu overnight?</text:span></text:p>
          <text:p text:style-name="P5"><text:span text:style-name="Source_20_Text">□ Treasuries 2Y e 10Y — yields subiram/caíram?</text:span></text:p>
          <text:p text:style-name="P5"><text:span text:style-name="Source_20_Text">□ Minério de ferro Dalian — já fechou (opera de madrugada)</text:span></text:p>
          <text:p text:style-name="P5"><text:span text:style-name="Source_20_Text">□ Petróleo Brent/WTI — direção</text:span></text:p>
          <text:p text:style-name="P5"><text:span text:style-name="Source_20_Text">□ USD/MXN, USD/ZAR — emergentes se moveram?</text:span></text:p>
          <text:p text:style-name="P5"><text:span text:style-name="Source_20_Text">□ EUR/USD, USD/JPY — moedas principais</text:span></text:p>
          <text:p text:style-name="P5"><text:span text:style-name="Source_20_Text">□ VIX futuro — stress?</text:span></text:p>
          <text:p text:style-name="P5"><text:span text:style-name="Source_20_Text">□ EWZ (ETF Brasil em NY) — pré-market</text:span></text:p>
          <text:p text:style-name="P5"><text:span text:style-name="Source_20_Text">□ Notícias overnight — Fed, geopolítica, fiscal Brasil</text:span></text:p>
          <text:p text:style-name="P5"><text:span text:style-name="Source_20_Text">□ Calendário econômico do dia — QUE DADOS SAEM HOJE?</text:span></text:p>
          <text:p text:style-name="P5"><text:span text:style-name="Source_20_Text">□ Boletim Focus (se segunda-feira)</text:span></text:p>
          <text:p text:style-name="P4"><text:span text:style-name="Source_20_Text">□ Comentários de overnight desk de bancos</text:span></text:p>
          <text:list>
            <text:list-item>
              <text:list>
                <text:list-header>
                  <text:h text:style-name="P9" text:outline-level="3">🔔 ABERTURA E MANHÃ (9h - 12h)</text:h>
                </text:list-header>
              </text:list>
            </text:list-item>
          </text:list>
          <text:p text:style-name="P4">text</text:p>
          <text:p text:style-name="P5"><text:span text:style-name="Source_20_Text">09:00 → Abertura B3 — observar gap WDO, primeiros 15min = institucional</text:span></text:p>
          <text:p text:style-name="P5"><text:span text:style-name="Source_20_Text">09:15 → ADP (se dia de ADP)</text:span></text:p>
          <text:p text:style-name="P5"><text:span text:style-name="Source_20_Text">09:30 → DADOS EUA (CPI, NFP, Retail Sales, etc.)</text:span></text:p>
          <text:p text:style-name="P5"><text:span text:style-name="Source_20_Text"><text:s text:c="8"/>→ MOMENTO MAIS IMPORTANTE DO DIA PARA WDO</text:span></text:p>
          <text:p text:style-name="P5"><text:span text:style-name="Source_20_Text"><text:s text:c="8"/>→ Verificar DXY + Treasuries imediatamente</text:span></text:p>
          <text:p text:style-name="P5"><text:span text:style-name="Source_20_Text">10:00 → Primeiros 60min — definição de range</text:span></text:p>
          <text:p text:style-name="P5"><text:soft-page-break/><text:span text:style-name="Source_20_Text">10:00-11:00 → Fluxo de abertura se estabiliza</text:span></text:p>
          <text:p text:style-name="P4"><text:span text:style-name="Source_20_Text">11:00 → ISM, Consumer Confidence, JOLTS (quando aplicável)</text:span></text:p>
          <text:list>
            <text:list-item>
              <text:list>
                <text:list-header>
                  <text:h text:style-name="P9" text:outline-level="3">🔄 TARDE (13h - 18h)</text:h>
                </text:list-header>
              </text:list>
            </text:list-item>
          </text:list>
          <text:p text:style-name="P4">text</text:p>
          <text:p text:style-name="P5"><text:span text:style-name="Source_20_Text">13:00 → Reabertura NY após almoço — novo fluxo</text:span></text:p>
          <text:p text:style-name="P5"><text:span text:style-name="Source_20_Text">14:00 → Leilão de Treasuries (quando há) — pode mover yields</text:span></text:p>
          <text:p text:style-name="P5"><text:span text:style-name="Source_20_Text">15:00 → Decisão FOMC (quando há) → EVENTO MÁXIMO</text:span></text:p>
          <text:p text:style-name="P5"><text:span text:style-name="Source_20_Text">15:30 → Coletiva do Fed Chair → Volatilidade extrema</text:span></text:p>
          <text:p text:style-name="P5"><text:span text:style-name="Source_20_Text">16:00 → Fechamento B3 de ações — ajuste de posições</text:span></text:p>
          <text:p text:style-name="P5"><text:span text:style-name="Source_20_Text">17:00 → Leilão de fechamento — referência PTAX (datas de PTAX)</text:span></text:p>
          <text:p text:style-name="P4"><text:span text:style-name="Source_20_Text">17:55 → After-market — últimos ajustes</text:span></text:p>
          <text:p text:style-name="P2"/>
          <text:list text:continue-numbering="true">
            <text:list-header>
              <text:h text:style-name="P3" text:outline-level="2">🎯 MATRIZ DE IMPACTO — PRIORIZAÇÃO</text:h>
            </text:list-header>
          </text:list>
        </text:list-header>
      </text:list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header-rows>
          <table:table-row>
            <table:table-cell table:style-name="Tabela18.A1" office:value-type="string">
              <text:p text:style-name="P7">Driver</text:p>
            </table:table-cell>
            <table:table-cell table:style-name="Tabela18.A1" office:value-type="string">
              <text:p text:style-name="P7">Impacto Intraday WDO</text:p>
            </table:table-cell>
            <table:table-cell table:style-name="Tabela18.A1" office:value-type="string">
              <text:p text:style-name="P7">Velocidade de Reação</text:p>
            </table:table-cell>
            <table:table-cell table:style-name="Tabela18.A1" office:value-type="string">
              <text:p text:style-name="P7">Prioridade</text:p>
            </table:table-cell>
          </table:table-row>
        </table:table-header-rows>
        <table:table-row>
          <table:table-cell table:style-name="Tabela18.A1" office:value-type="string">
            <text:p text:style-name="P8"><text:span text:style-name="Strong_20_Emphasis">Fed/FOMC</text:span></text:p>
          </table:table-cell>
          <table:table-cell table:style-name="Tabela18.A1" office:value-type="string">
            <text:p text:style-name="P8">⭐⭐⭐⭐⭐</text:p>
          </table:table-cell>
          <table:table-cell table:style-name="Tabela18.A1" office:value-type="string">
            <text:p text:style-name="P8">Instantâneo</text:p>
          </table:table-cell>
          <table:table-cell table:style-name="Tabela18.A1" office:value-type="string">
            <text:p text:style-name="P8">🔴 MÁXIMA</text:p>
          </table:table-cell>
        </table:table-row>
        <table:table-row>
          <table:table-cell table:style-name="Tabela18.A1" office:value-type="string">
            <text:p text:style-name="P8"><text:span text:style-name="Strong_20_Emphasis">CPI/NFP EUA</text:span></text:p>
          </table:table-cell>
          <table:table-cell table:style-name="Tabela18.A1" office:value-type="string">
            <text:p text:style-name="P8">⭐⭐⭐⭐⭐</text:p>
          </table:table-cell>
          <table:table-cell table:style-name="Tabela18.A1" office:value-type="string">
            <text:p text:style-name="P8">Instantâneo</text:p>
          </table:table-cell>
          <table:table-cell table:style-name="Tabela18.A1" office:value-type="string">
            <text:p text:style-name="P8">🔴 MÁXIMA</text:p>
          </table:table-cell>
        </table:table-row>
        <table:table-row>
          <table:table-cell table:style-name="Tabela18.A1" office:value-type="string">
            <text:p text:style-name="P8"><text:span text:style-name="Strong_20_Emphasis">DXY</text:span></text:p>
          </table:table-cell>
          <table:table-cell table:style-name="Tabela18.A1" office:value-type="string">
            <text:p text:style-name="P8">⭐⭐⭐⭐⭐</text:p>
          </table:table-cell>
          <table:table-cell table:style-name="Tabela18.A1" office:value-type="string">
            <text:p text:style-name="P8">Instantâneo</text:p>
          </table:table-cell>
          <table:table-cell table:style-name="Tabela18.A1" office:value-type="string">
            <text:p text:style-name="P8">🔴 MÁXIMA</text:p>
          </table:table-cell>
        </table:table-row>
        <table:table-row>
          <table:table-cell table:style-name="Tabela18.A1" office:value-type="string">
            <text:p text:style-name="P8"><text:span text:style-name="Strong_20_Emphasis">Treasuries 2Y/10Y</text:span></text:p>
          </table:table-cell>
          <table:table-cell table:style-name="Tabela18.A1" office:value-type="string">
            <text:p text:style-name="P8">⭐⭐⭐⭐</text:p>
          </table:table-cell>
          <table:table-cell table:style-name="Tabela18.A1" office:value-type="string">
            <text:p text:style-name="P8">Segundos</text:p>
          </table:table-cell>
          <table:table-cell table:style-name="Tabela18.A1" office:value-type="string">
            <text:p text:style-name="P8">🔴 MÁXIMA</text:p>
          </table:table-cell>
        </table:table-row>
        <table:table-row>
          <table:table-cell table:style-name="Tabela18.A1" office:value-type="string">
            <text:p text:style-name="P8"><text:span text:style-name="Strong_20_Emphasis">COPOM/BCB</text:span></text:p>
          </table:table-cell>
          <table:table-cell table:style-name="Tabela18.A1" office:value-type="string">
            <text:p text:style-name="P8">⭐⭐⭐⭐⭐</text:p>
          </table:table-cell>
          <table:table-cell table:style-name="Tabela18.A1" office:value-type="string">
            <text:p text:style-name="P8">Instantâneo</text:p>
          </table:table-cell>
          <table:table-cell table:style-name="Tabela18.A1" office:value-type="string">
            <text:p text:style-name="P8">🔴 MÁXIMA</text:p>
          </table:table-cell>
        </table:table-row>
        <table:table-row>
          <table:table-cell table:style-name="Tabela18.A1" office:value-type="string">
            <text:p text:style-name="P8"><text:span text:style-name="Strong_20_Emphasis">Notícia fiscal Brasil</text:span></text:p>
          </table:table-cell>
          <table:table-cell table:style-name="Tabela18.A1" office:value-type="string">
            <text:p text:style-name="P8">⭐⭐⭐⭐⭐</text:p>
          </table:table-cell>
          <table:table-cell table:style-name="Tabela18.A1" office:value-type="string">
            <text:p text:style-name="P8">Instantâneo</text:p>
          </table:table-cell>
          <table:table-cell table:style-name="Tabela18.A1" office:value-type="string">
            <text:p text:style-name="P8">🔴 MÁXIMA</text:p>
          </table:table-cell>
        </table:table-row>
        <table:table-row>
          <table:table-cell table:style-name="Tabela18.A1" office:value-type="string">
            <text:p text:style-name="P8"><text:span text:style-name="Strong_20_Emphasis">VIX spike</text:span></text:p>
          </table:table-cell>
          <table:table-cell table:style-name="Tabela18.A1" office:value-type="string">
            <text:p text:style-name="P8">⭐⭐⭐⭐</text:p>
          </table:table-cell>
          <table:table-cell table:style-name="Tabela18.A1" office:value-type="string">
            <text:p text:style-name="P8">Segundos</text:p>
          </table:table-cell>
          <table:table-cell table:style-name="Tabela18.A1" office:value-type="string">
            <text:p text:style-name="P8">🟠 ALTA</text:p>
          </table:table-cell>
        </table:table-row>
        <table:table-row>
          <table:table-cell table:style-name="Tabela18.A1" office:value-type="string">
            <text:p text:style-name="P8"><text:span text:style-name="Strong_20_Emphasis">S&amp;P 500</text:span></text:p>
          </table:table-cell>
          <table:table-cell table:style-name="Tabela18.A1" office:value-type="string">
            <text:p text:style-name="P8">⭐⭐⭐⭐</text:p>
          </table:table-cell>
          <table:table-cell table:style-name="Tabela18.A1" office:value-type="string">
            <text:p text:style-name="P8">Segundos</text:p>
          </table:table-cell>
          <table:table-cell table:style-name="Tabela18.A1" office:value-type="string">
            <text:p text:style-name="P8">🟠 ALTA</text:p>
          </table:table-cell>
        </table:table-row>
        <table:table-row>
          <table:table-cell table:style-name="Tabela18.A1" office:value-type="string">
            <text:p text:style-name="P8"><text:span text:style-name="Strong_20_Emphasis">Petróleo</text:span></text:p>
          </table:table-cell>
          <table:table-cell table:style-name="Tabela18.A1" office:value-type="string">
            <text:p text:style-name="P8">⭐⭐⭐</text:p>
          </table:table-cell>
          <table:table-cell table:style-name="Tabela18.A1" office:value-type="string">
            <text:p text:style-name="P8">Minutos</text:p>
          </table:table-cell>
          <table:table-cell table:style-name="Tabela18.A1" office:value-type="string">
            <text:p text:style-name="P8">🟡 MÉDIA</text:p>
          </table:table-cell>
        </table:table-row>
        <table:table-row>
          <table:table-cell table:style-name="Tabela18.A1" office:value-type="string">
            <text:p text:style-name="P8"><text:span text:style-name="Strong_20_Emphasis">Minério ferro</text:span></text:p>
          </table:table-cell>
          <table:table-cell table:style-name="Tabela18.A1" office:value-type="string">
            <text:p text:style-name="P8">⭐⭐⭐</text:p>
          </table:table-cell>
          <table:table-cell table:style-name="Tabela18.A1" office:value-type="string">
            <text:p text:style-name="P8">Minutos</text:p>
          </table:table-cell>
          <table:table-cell table:style-name="Tabela18.A1" office:value-type="string">
            <text:p text:style-name="P8">🟡 MÉDIA</text:p>
          </table:table-cell>
        </table:table-row>
        <table:table-row>
          <table:table-cell table:style-name="Tabela18.A1" office:value-type="string">
            <text:p text:style-name="P8"><text:span text:style-name="Strong_20_Emphasis">Moedas emergentes</text:span></text:p>
          </table:table-cell>
          <table:table-cell table:style-name="Tabela18.A1" office:value-type="string">
            <text:p text:style-name="P8">⭐⭐⭐</text:p>
          </table:table-cell>
          <table:table-cell table:style-name="Tabela18.A1" office:value-type="string">
            <text:p text:style-name="P8">Minutos</text:p>
          </table:table-cell>
          <table:table-cell table:style-name="Tabela18.A1" office:value-type="string">
            <text:p text:style-name="P8">🟡 MÉDIA</text:p>
          </table:table-cell>
        </table:table-row>
        <table:table-row>
          <table:table-cell table:style-name="Tabela18.A1" office:value-type="string">
            <text:p text:style-name="P8"><text:span text:style-name="Strong_20_Emphasis">CDS Brasil</text:span></text:p>
          </table:table-cell>
          <table:table-cell table:style-name="Tabela18.A1" office:value-type="string">
            <text:p text:style-name="P8">⭐⭐⭐</text:p>
          </table:table-cell>
          <table:table-cell table:style-name="Tabela18.A1" office:value-type="string">
            <text:p text:style-name="P8">Minutos/Horas</text:p>
          </table:table-cell>
          <table:table-cell table:style-name="Tabela18.A1" office:value-type="string">
            <text:p text:style-name="P8">🟡 MÉDIA</text:p>
          </table:table-cell>
        </table:table-row>
        <table:table-row>
          <table:table-cell table:style-name="Tabela18.A1" office:value-type="string">
            <text:p text:style-name="P8"><text:span text:style-name="Strong_20_Emphasis">Curva DI</text:span></text:p>
          </table:table-cell>
          <table:table-cell table:style-name="Tabela18.A1" office:value-type="string">
            <text:p text:style-name="P8">⭐⭐⭐⭐</text:p>
          </table:table-cell>
          <table:table-cell table:style-name="Tabela18.A1" office:value-type="string">
            <text:p text:style-name="P8">Minutos</text:p>
          </table:table-cell>
          <table:table-cell table:style-name="Tabela18.A1" office:value-type="string">
            <text:p text:style-name="P8">🟠 ALTA</text:p>
          </table:table-cell>
        </table:table-row>
        <table:table-row>
          <table:table-cell table:style-name="Tabela18.A1" office:value-type="string">
            <text:p text:style-name="P8"><text:span text:style-name="Strong_20_Emphasis">IBOV/WIN</text:span></text:p>
          </table:table-cell>
          <table:table-cell table:style-name="Tabela18.A1" office:value-type="string">
            <text:p text:style-name="P8">⭐⭐⭐</text:p>
          </table:table-cell>
          <table:table-cell table:style-name="Tabela18.A1" office:value-type="string">
            <text:p text:style-name="P8">Minutos</text:p>
          </table:table-cell>
          <table:table-cell table:style-name="Tabela18.A1" office:value-type="string">
            <text:p text:style-name="P8">🟡 MÉDIA</text:p>
          </table:table-cell>
        </table:table-row>
        <table:table-row>
          <table:table-cell table:style-name="Tabela18.A1" office:value-type="string">
            <text:p text:style-name="P8"><text:span text:style-name="Strong_20_Emphasis">Soja/Agro</text:span></text:p>
          </table:table-cell>
          <table:table-cell table:style-name="Tabela18.A1" office:value-type="string">
            <text:p text:style-name="P8">⭐⭐</text:p>
          </table:table-cell>
          <table:table-cell table:style-name="Tabela18.A1" office:value-type="string">
            <text:p text:style-name="P8">Horas</text:p>
          </table:table-cell>
          <table:table-cell table:style-name="Tabela18.A1" office:value-type="string">
            <text:p text:style-name="P8">🟢 BAIXA (intraday)</text:p>
          </table:table-cell>
        </table:table-row>
        <table:table-row>
          <table:table-cell table:style-name="Tabela18.A1" office:value-type="string">
            <text:p text:style-name="P8"><text:span text:style-name="Strong_20_Emphasis">Ouro</text:span></text:p>
          </table:table-cell>
          <table:table-cell table:style-name="Tabela18.A1" office:value-type="string">
            <text:p text:style-name="P8">⭐⭐</text:p>
          </table:table-cell>
          <table:table-cell table:style-name="Tabela18.A1" office:value-type="string">
            <text:p text:style-name="P8">Contextual</text:p>
          </table:table-cell>
          <table:table-cell table:style-name="Tabela18.A1" office:value-type="string">
            <text:p text:style-name="P8">🟢 CONTEXTO</text:p>
          </table:table-cell>
        </table:table-row>
        <table:table-row>
          <table:table-cell table:style-name="Tabela18.A1" office:value-type="string">
            <text:p text:style-name="P8"><text:span text:style-name="Strong_20_Emphasis">China PMI</text:span></text:p>
          </table:table-cell>
          <table:table-cell table:style-name="Tabela18.A1" office:value-type="string">
            <text:p text:style-name="P8">⭐⭐⭐</text:p>
          </table:table-cell>
          <table:table-cell table:style-name="Tabela18.A1" office:value-type="string">
            <text:p text:style-name="P8">Overnight</text:p>
          </table:table-cell>
          <table:table-cell table:style-name="Tabela18.A1" office:value-type="string">
            <text:p text:style-name="Table_20_Contents">🟡 PRÉ-MERCADO</text:p>
          </table:table-cell>
        </table:table-row>
      </table:table>
      <text:list text:continue-numbering="true" text:style-name="L1">
        <text:list-header>
          <text:p text:style-name="P2"/>
          <text:list text:continue-numbering="true">
            <text:list-header>
              <text:h text:style-name="P3" text:outline-level="2">🧠 FRAMEWORKS DE LEITURA RÁPIDA</text:h>
              <text:list>
                <text:list-header>
                  <text:h text:style-name="P9" text:outline-level="3">CENÁRIO 1: RISK-OFF GLOBAL</text:h>
                </text:list-header>
              </text:list>
            </text:list-header>
          </text:list>
          <text:p text:style-name="P4">text</text:p>
          <text:p text:style-name="P5"><text:span text:style-name="Source_20_Text">VIX ↑ | S&amp;P ↓ | Treasuries ↓ (yields caem, preço sobe)</text:span></text:p>
          <text:p text:style-name="P5"><text:span text:style-name="Source_20_Text">DXY ↑ | Ouro ↑ | Emergentes ↓ | Petróleo ↓</text:span></text:p>
          <text:p text:style-name="P5"><text:soft-page-break/><text:span text:style-name="Source_20_Text">═══════════════════════════════</text:span></text:p>
          <text:p text:style-name="P5"><text:span text:style-name="Source_20_Text">→ WDO: ALTA FORTE ↑↑↑</text:span></text:p>
          <text:p text:style-name="P5"><text:span text:style-name="Source_20_Text">→ WIN: QUEDA FORTE ↓↓↓</text:span></text:p>
          <text:p text:style-name="P4"><text:span text:style-name="Source_20_Text">═══════════════════════════════</text:span></text:p>
          <text:list>
            <text:list-item>
              <text:list>
                <text:list-header>
                  <text:h text:style-name="P9" text:outline-level="3">CENÁRIO 2: RISK-ON GLOBAL</text:h>
                </text:list-header>
              </text:list>
            </text:list-item>
          </text:list>
          <text:p text:style-name="P4">text</text:p>
          <text:p text:style-name="P5"><text:span text:style-name="Source_20_Text">VIX ↓ | S&amp;P ↑ | Treasuries ↑ (yields sobem moderado)</text:span></text:p>
          <text:p text:style-name="P5"><text:span text:style-name="Source_20_Text">DXY ↓ | Ouro ↓/lateral | Emergentes ↑ | Commodities ↑</text:span></text:p>
          <text:p text:style-name="P5"><text:span text:style-name="Source_20_Text">═══════════════════════════════</text:span></text:p>
          <text:p text:style-name="P5"><text:span text:style-name="Source_20_Text">→ WDO: QUEDA ↓↓</text:span></text:p>
          <text:p text:style-name="P5"><text:span text:style-name="Source_20_Text">→ WIN: ALTA ↑↑</text:span></text:p>
          <text:p text:style-name="P4"><text:span text:style-name="Source_20_Text">═══════════════════════════════</text:span></text:p>
          <text:list>
            <text:list-item>
              <text:list>
                <text:list-header>
                  <text:h text:style-name="P9" text:outline-level="3">CENÁRIO 3: CRISE DOMÉSTICA BRASIL</text:h>
                </text:list-header>
              </text:list>
            </text:list-item>
          </text:list>
          <text:p text:style-name="P4">text</text:p>
          <text:p text:style-name="P5"><text:span text:style-name="Source_20_Text">CDS ↑ | DI empina ↑ | IBOV ↓ | BRL ↓ (mas MXN, ZAR ok)</text:span></text:p>
          <text:p text:style-name="P5"><text:span text:style-name="Source_20_Text">DXY lateral | S&amp;P lateral</text:span></text:p>
          <text:p text:style-name="P5"><text:span text:style-name="Source_20_Text">═══════════════════════════════</text:span></text:p>
          <text:p text:style-name="P5"><text:span text:style-name="Source_20_Text">→ WDO: ALTA FORTE ↑↑↑ (MOVIMENTO PRÓPRIO)</text:span></text:p>
          <text:p text:style-name="P5"><text:span text:style-name="Source_20_Text">→ WIN: QUEDA FORTE ↓↓↓</text:span></text:p>
          <text:p text:style-name="P5"><text:span text:style-name="Source_20_Text">═══════════════════════════════</text:span></text:p>
          <text:p text:style-name="P4"><text:span text:style-name="Source_20_Text">⚠️ IDENTIFICAR: emergentes ok, só Brasil caindo = DOMÉSTICO</text:span></text:p>
          <text:list>
            <text:list-item>
              <text:list>
                <text:list-header>
                  <text:h text:style-name="P9" text:outline-level="3">CENÁRIO 4: FED HAWKISH (dados fortes EUA)</text:h>
                </text:list-header>
              </text:list>
            </text:list-item>
          </text:list>
          <text:p text:style-name="P4">text</text:p>
          <text:p text:style-name="P5"><text:span text:style-name="Source_20_Text">NFP/CPI forte → Treasuries 2Y ↑↑ | DXY ↑↑</text:span></text:p>
          <text:p text:style-name="P5"><text:span text:style-name="Source_20_Text">S&amp;P pode cair | VIX pode subir</text:span></text:p>
          <text:p text:style-name="P5"><text:span text:style-name="Source_20_Text">═══════════════════════════════</text:span></text:p>
          <text:p text:style-name="P5"><text:span text:style-name="Source_20_Text">→ WDO: ALTA ↑↑ (DXY puxando)</text:span></text:p>
          <text:p text:style-name="P5"><text:span text:style-name="Source_20_Text">→ Reação em SEGUNDOS — ter posição ou ficar de fora</text:span></text:p>
          <text:p text:style-name="P4"><text:span text:style-name="Source_20_Text">═══════════════════════════════</text:span></text:p>
          <text:list>
            <text:list-item>
              <text:list>
                <text:list-header>
                  <text:h text:style-name="P9" text:outline-level="3">CENÁRIO 5: FED DOVISH (dados fracos EUA)</text:h>
                </text:list-header>
              </text:list>
            </text:list-item>
          </text:list>
          <text:p text:style-name="P4">text</text:p>
          <text:p text:style-name="P5"><text:span text:style-name="Source_20_Text">NFP/CPI fraco → Treasuries 2Y ↓↓ | DXY ↓↓</text:span></text:p>
          <text:p text:style-name="P5"><text:span text:style-name="Source_20_Text">S&amp;P pode subir | VIX cai</text:span></text:p>
          <text:p text:style-name="P5"><text:span text:style-name="Source_20_Text">═══════════════════════════════</text:span></text:p>
          <text:p text:style-name="P5"><text:span text:style-name="Source_20_Text">→ WDO: QUEDA ↓↓ (DXY caindo)</text:span></text:p>
          <text:p text:style-name="P4"><text:span text:style-name="Source_20_Text">═══════════════════════════════</text:span></text:p>
          <text:list>
            <text:list-item>
              <text:list>
                <text:list-header>
                  <text:h text:style-name="P9" text:outline-level="3">CENÁRIO 6: BCB HAWKISH</text:h>
                </text:list-header>
              </text:list>
            </text:list-item>
          </text:list>
          <text:p text:style-name="P4">text</text:p>
          <text:p text:style-name="P5"><text:span text:style-name="Source_20_Text">COPOM sobe mais que esperado / Ata dura</text:span></text:p>
          <text:p text:style-name="P5"><text:span text:style-name="Source_20_Text">DI curto cai (precificou) | DI longo cai (confiança)</text:span></text:p>
          <text:p text:style-name="P5"><text:span text:style-name="Source_20_Text">═══════════════════════════════</text:span></text:p>
          <text:p text:style-name="P5"><text:span text:style-name="Source_20_Text">→ WDO: QUEDA ↓↓ (juro alto atrai carry)</text:span></text:p>
          <text:p text:style-name="P4"><text:span text:style-name="Source_20_Text">═══════════════════════════════</text:span></text:p>
          <text:p text:style-name="P2"><text:soft-page-break/></text:p>
          <text:list text:continue-numbering="true">
            <text:list-header>
              <text:h text:style-name="P3" text:outline-level="2">🖥️ SETUP DE TELAS SUGERIDO</text:h>
              <text:list>
                <text:list-header>
                  <text:h text:style-name="P9" text:outline-level="3">TELA 1 — OPERACIONAL (monitor principal)</text:h>
                </text:list-header>
              </text:list>
            </text:list-header>
          </text:list>
          <text:p text:style-name="P4">text</text:p>
          <text:p text:style-name="P5"><text:span text:style-name="Source_20_Text">┌─────────────────┬─────────────────┐</text:span></text:p>
          <text:p text:style-name="P5"><text:span text:style-name="Source_20_Text">│ <text:s text:c="2"/>WDO (gráfico <text:s/>│ <text:s text:c="2"/>WDO Book de <text:s text:c="2"/>│</text:span></text:p>
          <text:p text:style-name="P5"><text:span text:style-name="Source_20_Text">│ <text:s text:c="2"/>1min / 5min) <text:s/>│ <text:s text:c="2"/>Ofertas + <text:s text:c="4"/>│</text:span></text:p>
          <text:p text:style-name="P5"><text:span text:style-name="Source_20_Text">│ <text:s text:c="2"/>com VWAP <text:s text:c="5"/>│ <text:s text:c="2"/>Times &amp; Sales │</text:span></text:p>
          <text:p text:style-name="P5"><text:span text:style-name="Source_20_Text">├─────────────────┼─────────────────┤</text:span></text:p>
          <text:p text:style-name="P5"><text:span text:style-name="Source_20_Text">│ <text:s text:c="2"/>WIN (gráfico <text:s/>│ <text:s text:c="2"/>Volume Profile│</text:span></text:p>
          <text:p text:style-name="P5"><text:span text:style-name="Source_20_Text">│ <text:s text:c="2"/>5min) <text:s text:c="8"/>│ <text:s text:c="2"/>WDO intraday <text:s/>│</text:span></text:p>
          <text:p text:style-name="P4"><text:span text:style-name="Source_20_Text">└─────────────────┴─────────────────┘</text:span></text:p>
          <text:list>
            <text:list-item>
              <text:list>
                <text:list-header>
                  <text:h text:style-name="P9" text:outline-level="3">TELA 2 — DRIVERS GLOBAIS</text:h>
                </text:list-header>
              </text:list>
            </text:list-item>
          </text:list>
          <text:p text:style-name="P4">text</text:p>
          <text:p text:style-name="P5"><text:span text:style-name="Source_20_Text">┌──────────┬──────────┬──────────┐</text:span></text:p>
          <text:p text:style-name="P5"><text:span text:style-name="Source_20_Text">│ <text:s/>DXY <text:s text:c="4"/>│ <text:s/>US 10Y <text:s/>│ <text:s/>ES/S&amp;P <text:s/>│</text:span></text:p>
          <text:p text:style-name="P5"><text:span text:style-name="Source_20_Text">│ <text:s/>(5min) <text:s/>│ <text:s/>Yield <text:s text:c="2"/>│ <text:s/>(5min) <text:s/>│</text:span></text:p>
          <text:p text:style-name="P5"><text:span text:style-name="Source_20_Text">│ <text:s text:c="9"/>│ <text:s/>(5min) <text:s/>│ <text:s text:c="9"/>│</text:span></text:p>
          <text:p text:style-name="P5"><text:span text:style-name="Source_20_Text">├──────────┼──────────┼──────────┤</text:span></text:p>
          <text:p text:style-name="P5"><text:span text:style-name="Source_20_Text">│ <text:s/>EUR/USD │ <text:s/>US 2Y <text:s text:c="2"/>│ <text:s/>NQ/ <text:s text:c="4"/>│</text:span></text:p>
          <text:p text:style-name="P5"><text:span text:style-name="Source_20_Text">│ <text:s/>(5min) <text:s/>│ <text:s/>Yield <text:s text:c="2"/>│ <text:s/>Nasdaq <text:s/>│</text:span></text:p>
          <text:p text:style-name="P5"><text:span text:style-name="Source_20_Text">│ <text:s text:c="9"/>│ <text:s/>(5min) <text:s/>│ <text:s/>(5min) <text:s/>│</text:span></text:p>
          <text:p text:style-name="P5"><text:span text:style-name="Source_20_Text">├──────────┼──────────┼──────────┤</text:span></text:p>
          <text:p text:style-name="P5"><text:span text:style-name="Source_20_Text">│ <text:s/>USD/JPY │ <text:s/>VIX <text:s text:c="4"/>│ <text:s/>Brent <text:s text:c="2"/>│</text:span></text:p>
          <text:p text:style-name="P5"><text:span text:style-name="Source_20_Text">│ <text:s/>(5min) <text:s/>│ <text:s text:c="9"/>│ <text:s/>Crude <text:s text:c="2"/>│</text:span></text:p>
          <text:p text:style-name="P4"><text:span text:style-name="Source_20_Text">└──────────┴──────────┴──────────┘</text:span></text:p>
          <text:list>
            <text:list-item>
              <text:list>
                <text:list-header>
                  <text:h text:style-name="P9" text:outline-level="3">TELA 3 — DRIVERS BRASIL + EMERGENTES</text:h>
                </text:list-header>
              </text:list>
            </text:list-item>
          </text:list>
          <text:p text:style-name="P4">text</text:p>
          <text:p text:style-name="P5"><text:span text:style-name="Source_20_Text">┌──────────┬──────────┬──────────┐</text:span></text:p>
          <text:p text:style-name="P5"><text:span text:style-name="Source_20_Text">│ <text:s/>DI1F25 <text:s/>│ <text:s/>CDS 5Y <text:s/>│ <text:s/>USD/MXN │</text:span></text:p>
          <text:p text:style-name="P5"><text:span text:style-name="Source_20_Text">│ <text:s/>DI1F26 <text:s/>│ <text:s/>Brasil <text:s/>│ <text:s/>(5min) <text:s/>│</text:span></text:p>
          <text:p text:style-name="P5"><text:span text:style-name="Source_20_Text">│ <text:s/>DI1F27 <text:s/>│ <text:s text:c="9"/>│ <text:s text:c="9"/>│</text:span></text:p>
          <text:p text:style-name="P5"><text:span text:style-name="Source_20_Text">├──────────┼──────────┼──────────┤</text:span></text:p>
          <text:p text:style-name="P5"><text:span text:style-name="Source_20_Text">│ <text:s/>PETR4 <text:s text:c="2"/>│ <text:s/>VALE3 <text:s text:c="2"/>│ <text:s/>USD/ZAR │</text:span></text:p>
          <text:p text:style-name="P5"><text:span text:style-name="Source_20_Text">│ <text:s/>(5min) <text:s/>│ <text:s/>(5min) <text:s/>│ <text:s/>(5min) <text:s/>│</text:span></text:p>
          <text:p text:style-name="P5"><text:span text:style-name="Source_20_Text">├──────────┼──────────┼──────────┤</text:span></text:p>
          <text:p text:style-name="P5"><text:span text:style-name="Source_20_Text">│ <text:s/>Minério │ <text:s/>EWZ <text:s text:c="4"/>│ <text:s/>USD/CNH │</text:span></text:p>
          <text:p text:style-name="P5"><text:span text:style-name="Source_20_Text">│ <text:s/>Dalian <text:s/>│ <text:s/>(ETF) <text:s text:c="2"/>│ <text:s/>(Yuan) <text:s/>│</text:span></text:p>
          <text:p text:style-name="P4"><text:span text:style-name="Source_20_Text">└──────────┴──────────┴──────────┘</text:span></text:p>
          <text:list>
            <text:list-item>
              <text:list>
                <text:list-header>
                  <text:h text:style-name="P9" text:outline-level="3">TELA 4 — NEWS + CALENDÁRIO</text:h>
                </text:list-header>
              </text:list>
            </text:list-item>
          </text:list>
          <text:p text:style-name="P4">text</text:p>
          <text:p text:style-name="P5"><text:span text:style-name="Source_20_Text">┌─────────────────────────────────┐</text:span></text:p>
          <text:p text:style-name="P5"><text:span text:style-name="Source_20_Text">│ <text:s/>Bloomberg / Reuters Terminal <text:s text:c="2"/>│</text:span></text:p>
          <text:p text:style-name="P5"><text:span text:style-name="Source_20_Text">│ <text:s/>ou Broadcast / Valor / InfoMo <text:s/>│</text:span></text:p>
          <text:p text:style-name="P5"><text:span text:style-name="Source_20_Text">│ <text:s/>ney / Trading Economics <text:s text:c="7"/>│</text:span></text:p>
          <text:p text:style-name="P5"><text:span text:style-name="Source_20_Text">├─────────────────────────────────┤</text:span></text:p>
          <text:p text:style-name="P5"><text:soft-page-break/><text:span text:style-name="Source_20_Text">│ <text:s/>Calendário Econômico <text:s text:c="10"/>│</text:span></text:p>
          <text:p text:style-name="P5"><text:span text:style-name="Source_20_Text">│ <text:s/>(Investing.com / ForexFactory) │</text:span></text:p>
          <text:p text:style-name="P5"><text:span text:style-name="Source_20_Text">├─────────────────────────────────┤</text:span></text:p>
          <text:p text:style-name="P5"><text:span text:style-name="Source_20_Text">│ <text:s/>Twitter/X: @valoreconomico <text:s text:c="4"/>│</text:span></text:p>
          <text:p text:style-name="P5"><text:span text:style-name="Source_20_Text">│ <text:s/>@DessaCom @BCabordo <text:s text:c="11"/>│</text:span></text:p>
          <text:p text:style-name="P5"><text:span text:style-name="Source_20_Text">│ <text:s/>@FedWatch <text:s/>@zaborhedge <text:s text:c="8"/>│</text:span></text:p>
          <text:p text:style-name="P4"><text:span text:style-name="Source_20_Text">└─────────────────────────────────┘</text:span></text:p>
          <text:p text:style-name="P2"/>
          <text:list text:continue-numbering="true">
            <text:list-header>
              <text:h text:style-name="P3" text:outline-level="2">⚡ CHECKLIST DE CONFIRMAÇÃO — ANTES DE OPERAR</text:h>
            </text:list-header>
          </text:list>
          <text:p text:style-name="P4">text</text:p>
          <text:p text:style-name="P5"><text:span text:style-name="Source_20_Text">╔════════════════════════════════════════════════════════════╗</text:span></text:p>
          <text:p text:style-name="P5"><text:span text:style-name="Source_20_Text">║ <text:s/>ANTES DE CADA TRADE NO WDO, RESPONDA: <text:s text:c="19"/>║</text:span></text:p>
          <text:p text:style-name="P5"><text:span text:style-name="Source_20_Text">║ <text:s text:c="59"/>║</text:span></text:p>
          <text:p text:style-name="P5"><text:span text:style-name="Source_20_Text">║ <text:s/>1. □ DXY está confirmando a direção? <text:s text:c="21"/>║</text:span></text:p>
          <text:p text:style-name="P5"><text:span text:style-name="Source_20_Text">║ <text:s/>2. □ Treasuries estão alinhados? <text:s text:c="25"/>║</text:span></text:p>
          <text:p text:style-name="P5"><text:span text:style-name="Source_20_Text">║ <text:s/>3. □ Tem dado econômico saindo nos próximos 30min? <text:s text:c="7"/>║</text:span></text:p>
          <text:p text:style-name="P5"><text:span text:style-name="Source_20_Text">║ <text:s/>4. □ VIX está subindo ou caindo? <text:s text:c="25"/>║</text:span></text:p>
          <text:p text:style-name="P5"><text:span text:style-name="Source_20_Text">║ <text:s/>5. □ S&amp;P/NQ estão confirmando risk-on ou risk-off? <text:s text:c="6"/>║</text:span></text:p>
          <text:p text:style-name="P5"><text:span text:style-name="Source_20_Text">║ <text:s/>6. □ Curva DI está se movendo? Por qual motivo? <text:s text:c="9"/>║</text:span></text:p>
          <text:p text:style-name="P5"><text:span text:style-name="Source_20_Text">║ <text:s/>7. □ Moedas emergentes confirmam (BRL isolado ou grupo)? ║</text:span></text:p>
          <text:p text:style-name="P5"><text:span text:style-name="Source_20_Text">║ <text:s/>8. □ Tem intervenção do BCB prevista/possível? <text:s text:c="10"/>║</text:span></text:p>
          <text:p text:style-name="P5"><text:span text:style-name="Source_20_Text">║ <text:s/>9. □ Notícia fiscal/política nova nas últimas 2h? <text:s text:c="7"/>║</text:span></text:p>
          <text:p text:style-name="P5"><text:span text:style-name="Source_20_Text">║ 10. □ O movimento é com volume ou vácuo de liquidez? <text:s text:c="5"/>║</text:span></text:p>
          <text:p text:style-name="P5"><text:span text:style-name="Source_20_Text">║ <text:s text:c="59"/>║</text:span></text:p>
          <text:p text:style-name="P5"><text:span text:style-name="Source_20_Text">║ <text:s/>Se ≥ 7 confirmações → TRADE ALINHADO <text:s text:c="20"/>║</text:span></text:p>
          <text:p text:style-name="P5"><text:span text:style-name="Source_20_Text">║ <text:s/>Se &lt; 5 confirmações → ESPERAR OU REDUZIR TAMANHO <text:s text:c="7"/>║</text:span></text:p>
          <text:p text:style-name="P4"><text:span text:style-name="Source_20_Text">╚════════════════════════════════════════════════════════════╝</text:span></text:p>
          <text:p text:style-name="P2"/>
          <text:p text:style-name="P10">Esta teia cobre <text:span text:style-name="Strong_20_Emphasis">toda a estrutura de dependências, correlações e causalidades</text:span> que movem o Mini Dólar. O próximo passo, quando você quiser, é transformar isso em <text:span text:style-name="Strong_20_Emphasis">regras de entrada/saída</text:span> — a estratégia em si. Mas com esse monitoramento, você já tem o <text:span text:style-name="Strong_20_Emphasis">radar completo</text:span> para ler o mercado como um profissional institucional.</text:p>
          <text:p text:style-name="P10">QUERO OPERAR MINI DOLAR DA B3, MAS PRECISO CRIAR UMA TEIA DE MONITORMANETO PARA SABER A DIREÇÃO E A REAÇÃO DO MERCADO RELACIONADO A RELAÇAO DESSE PAPEL COM DEPENDENCIA DE OUTROS , COMO CORRELÇÃO, TAXAS , E MOEDAS , PETRÓLEO E OUTROS INDICES IMPORTANTES, MAS TAMBÉM , MONITORAR ESSES PAPEIS E ÍNDICES ATRELADOS AO MINI DOLAR ATÉ UM CERTO PONTO , SABEROQUE ELES TAMBÉM PRECISAM PARA ANTECIPAR MOVIMENTOS E DIREÇÃO DELES. NÃO VOU CIRAR UMA ESTRATÉGIA AGORA, MAS A MONITORAÇÃO DESSE PAPEL QUE QUERO OERAR , PRINCIPALMENTE PARA MOVIMENTOS CURTOS DAY TADE, QUERO BUSCAR A REAÇÃO DO MERCADO DEVIDO A CAUSAS E RELAÇÃO A ESSES INDICDORES DE MERCADO QUE INTERFEREM NA DIREÇÃO DO MINI DOLAR. CRIAR UMA TEIA ESTUTURAL , PARA ANTECIPAR MOVIMENTAÇÃO</text:p>
        </text:list-header>
      </text:list>
      <text:p text:style-name="P12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6T12:09:56.639264500</meta:creation-date>
    <dc:date>2026-02-26T12:16:54.273024900</dc:date>
    <meta:editing-duration>PT6M58S</meta:editing-duration>
    <meta:editing-cycles>1</meta:editing-cycles>
    <meta:document-statistic meta:table-count="18" meta:image-count="0" meta:object-count="0" meta:page-count="16" meta:paragraph-count="821" meta:word-count="3793" meta:character-count="25855" meta:non-whitespace-character-count="18735"/>
    <meta:generator>LibreOffice/26.2.0.3$Windows_X86_64 LibreOffice_project/620$Build-3</meta:generator>
  </office:meta>
</office:document-meta>
</file>